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806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959480" table:style-name="ce7">
            <text:p>10.959.480</text:p>
          </table:table-cell>
          <table:table-cell office:value-type="float" office:value="672000" table:style-name="ce7">
            <text:p>672.000</text:p>
          </table:table-cell>
          <table:table-cell office:value-type="float" office:value="2819500" table:style-name="ce7">
            <text:p>2.8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321680" table:style-name="ce9">
            <text:p>16.321.680</text:p>
          </table:table-cell>
          <table:table-cell office:value-type="float" office:value="15499530" table:style-name="ce9">
            <text:p>15.499.530</text:p>
          </table:table-cell>
          <table:table-cell office:value-type="percentage" office:value="0.94962834708191801" table:style-name="ce10">
            <text:p>95,0%</text:p>
          </table:table-cell>
          <table:table-cell office:value-type="float" office:value="7236299" table:style-name="ce8">
            <text:p>7.236.299</text:p>
          </table:table-cell>
          <table:table-cell office:value-type="float" office:value="6881590" table:style-name="ce8">
            <text:p>6.881.590</text:p>
          </table:table-cell>
          <table:table-cell office:value-type="float" office:value="2572519" table:style-name="ce8">
            <text:p>2.572.519</text:p>
          </table:table-cell>
          <table:table-cell office:value-type="date" office:date-value="2022-01-18T00:00:00" table:style-name="ce11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73981" table:style-name="ce7">
            <text:p>1.773.981</text:p>
          </table:table-cell>
          <table:table-cell office:value-type="float" office:value="96000" table:style-name="ce7">
            <text:p>96.000</text:p>
          </table:table-cell>
          <table:table-cell office:value-type="float" office:value="408490" table:style-name="ce7">
            <text:p>40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592361" table:style-name="ce14">
            <text:p>2.592.361</text:p>
          </table:table-cell>
          <table:table-cell office:value-type="float" office:value="2464238.5" table:style-name="ce14">
            <text:p>2.464.239</text:p>
          </table:table-cell>
          <table:table-cell office:value-type="percentage" office:value="0.95057690653423654" table:style-name="ce15">
            <text:p>95,1%</text:p>
          </table:table-cell>
          <table:table-cell office:value-type="float" office:value="1135101" table:style-name="ce13">
            <text:p>1.135.101</text:p>
          </table:table-cell>
          <table:table-cell office:value-type="float" office:value="1071026" table:style-name="ce13">
            <text:p>1.071.026</text:p>
          </table:table-cell>
          <table:table-cell office:value-type="float" office:value="518970" table:style-name="ce13">
            <text:p>518.970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491040" table:style-name="ce7">
            <text:p>4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12125" table:style-name="ce14">
            <text:p>2.312.125</text:p>
          </table:table-cell>
          <table:table-cell office:value-type="float" office:value="2159983" table:style-name="ce14">
            <text:p>2.159.983</text:p>
          </table:table-cell>
          <table:table-cell office:value-type="percentage" office:value="0.93419819430177864" table:style-name="ce15">
            <text:p>93,4%</text:p>
          </table:table-cell>
          <table:table-cell office:value-type="float" office:value="918327" table:style-name="ce13">
            <text:p>918.327</text:p>
          </table:table-cell>
          <table:table-cell office:value-type="float" office:value="871186" table:style-name="ce13">
            <text:p>871.186</text:p>
          </table:table-cell>
          <table:table-cell office:value-type="float" office:value="604322" table:style-name="ce13">
            <text:p>604.322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90000" table:style-name="ce7">
            <text:p>90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57774" table:style-name="ce14">
            <text:p>2.157.774</text:p>
          </table:table-cell>
          <table:table-cell office:value-type="float" office:value="1914707.5" table:style-name="ce14">
            <text:p>1.914.708</text:p>
          </table:table-cell>
          <table:table-cell office:value-type="percentage" office:value="0.88735312409918743" table:style-name="ce15">
            <text:p>88,7%</text:p>
          </table:table-cell>
          <table:table-cell office:value-type="float" office:value="917228" table:style-name="ce13">
            <text:p>917.228</text:p>
          </table:table-cell>
          <table:table-cell office:value-type="float" office:value="874736" table:style-name="ce13">
            <text:p>874.736</text:p>
          </table:table-cell>
          <table:table-cell office:value-type="float" office:value="334005" table:style-name="ce13">
            <text:p>334.005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23110" table:style-name="ce7">
            <text:p>2.623.110</text:p>
          </table:table-cell>
          <table:table-cell office:value-type="float" office:value="144000" table:style-name="ce7">
            <text:p>14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031260" table:style-name="ce14">
            <text:p>4.031.260</text:p>
          </table:table-cell>
          <table:table-cell office:value-type="float" office:value="3843539" table:style-name="ce14">
            <text:p>3.843.539</text:p>
          </table:table-cell>
          <table:table-cell office:value-type="percentage" office:value="0.95343366590098377" table:style-name="ce15">
            <text:p>95,3%</text:p>
          </table:table-cell>
          <table:table-cell office:value-type="float" office:value="1788890" table:style-name="ce13">
            <text:p>1.788.890</text:p>
          </table:table-cell>
          <table:table-cell office:value-type="float" office:value="1671804" table:style-name="ce13">
            <text:p>1.671.804</text:p>
          </table:table-cell>
          <table:table-cell office:value-type="float" office:value="722016" table:style-name="ce13">
            <text:p>722.016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66704.5" table:style-name="ce14">
            <text:p>1.166.705</text:p>
          </table:table-cell>
          <table:table-cell office:value-type="percentage" office:value="0.94244880649460805" table:style-name="ce15">
            <text:p>94,2%</text:p>
          </table:table-cell>
          <table:table-cell office:value-type="float" office:value="513960" table:style-name="ce13">
            <text:p>513.960</text:p>
          </table:table-cell>
          <table:table-cell office:value-type="float" office:value="486718" table:style-name="ce13">
            <text:p>486.718</text:p>
          </table:table-cell>
          <table:table-cell office:value-type="float" office:value="271331" table:style-name="ce13">
            <text:p>271.331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44000" table:style-name="ce7">
            <text:p>14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304953" table:style-name="ce14">
            <text:p>5.304.953</text:p>
          </table:table-cell>
          <table:table-cell office:value-type="float" office:value="4981313.5" table:style-name="ce14">
            <text:p>4.981.314</text:p>
          </table:table-cell>
          <table:table-cell office:value-type="percentage" office:value="0.93899295620526702" table:style-name="ce15">
            <text:p>93,9%</text:p>
          </table:table-cell>
          <table:table-cell office:value-type="float" office:value="2126571" table:style-name="ce13">
            <text:p>2.126.571</text:p>
          </table:table-cell>
          <table:table-cell office:value-type="float" office:value="2002333" table:style-name="ce13">
            <text:p>2.002.333</text:p>
          </table:table-cell>
          <table:table-cell office:value-type="float" office:value="1183198" table:style-name="ce13">
            <text:p>1.183.198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48745" table:style-name="ce7">
            <text:p>2.648.745</text:p>
          </table:table-cell>
          <table:table-cell office:value-type="float" office:value="156000" table:style-name="ce7">
            <text:p>156.000</text:p>
          </table:table-cell>
          <table:table-cell office:value-type="float" office:value="841270" table:style-name="ce7">
            <text:p>84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4121850" table:style-name="ce14">
            <text:p>4.121.850</text:p>
          </table:table-cell>
          <table:table-cell office:value-type="float" office:value="3696661" table:style-name="ce14">
            <text:p>3.696.661</text:p>
          </table:table-cell>
          <table:table-cell office:value-type="percentage" office:value="0.89684510595970257" table:style-name="ce15">
            <text:p>89,7%</text:p>
          </table:table-cell>
          <table:table-cell office:value-type="float" office:value="1733576" table:style-name="ce13">
            <text:p>1.733.576</text:p>
          </table:table-cell>
          <table:table-cell office:value-type="float" office:value="1597887" table:style-name="ce13">
            <text:p>1.597.887</text:p>
          </table:table-cell>
          <table:table-cell office:value-type="float" office:value="789685" table:style-name="ce13">
            <text:p>789.685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3438" table:style-name="ce7">
            <text:p>8.573.438</text:p>
          </table:table-cell>
          <table:table-cell office:value-type="float" office:value="600000" table:style-name="ce7">
            <text:p>60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223788" table:style-name="ce14">
            <text:p>14.223.788</text:p>
          </table:table-cell>
          <table:table-cell office:value-type="float" office:value="13424669" table:style-name="ce14">
            <text:p>13.424.669</text:p>
          </table:table-cell>
          <table:table-cell office:value-type="percentage" office:value="0.94381813058518593" table:style-name="ce15">
            <text:p>94,4%</text:p>
          </table:table-cell>
          <table:table-cell office:value-type="float" office:value="6415898" table:style-name="ce13">
            <text:p>6.415.898</text:p>
          </table:table-cell>
          <table:table-cell office:value-type="float" office:value="6058901" table:style-name="ce13">
            <text:p>6.058.901</text:p>
          </table:table-cell>
          <table:table-cell office:value-type="float" office:value="2940574" table:style-name="ce13">
            <text:p>2.940.574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38150" table:style-name="ce7">
            <text:p>6.538.150</text:p>
          </table:table-cell>
          <table:table-cell office:value-type="float" office:value="582000" table:style-name="ce7">
            <text:p>582.000</text:p>
          </table:table-cell>
          <table:table-cell office:value-type="float" office:value="2043650" table:style-name="ce7">
            <text:p>2.0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240825" table:style-name="ce14">
            <text:p>10.240.825</text:p>
          </table:table-cell>
          <table:table-cell office:value-type="float" office:value="9334758" table:style-name="ce14">
            <text:p>9.334.758</text:p>
          </table:table-cell>
          <table:table-cell office:value-type="percentage" office:value="0.91152402272277866" table:style-name="ce15">
            <text:p>91,2%</text:p>
          </table:table-cell>
          <table:table-cell office:value-type="float" office:value="4340911" table:style-name="ce13">
            <text:p>4.340.911</text:p>
          </table:table-cell>
          <table:table-cell office:value-type="float" office:value="4086464" table:style-name="ce13">
            <text:p>4.086.464</text:p>
          </table:table-cell>
          <table:table-cell office:value-type="float" office:value="1964302" table:style-name="ce13">
            <text:p>1.964.302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02843" table:style-name="ce7">
            <text:p>1.502.843</text:p>
          </table:table-cell>
          <table:table-cell office:value-type="float" office:value="72000" table:style-name="ce7">
            <text:p>72.000</text:p>
          </table:table-cell>
          <table:table-cell office:value-type="float" office:value="271770" table:style-name="ce7">
            <text:p>27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069398" table:style-name="ce14">
            <text:p>2.069.398</text:p>
          </table:table-cell>
          <table:table-cell office:value-type="float" office:value="2111915.5" table:style-name="ce14">
            <text:p>2.111.916</text:p>
          </table:table-cell>
          <table:table-cell office:value-type="percentage" office:value="1" table:style-name="ce15">
            <text:p>100,0%</text:p>
          </table:table-cell>
          <table:table-cell office:value-type="float" office:value="948142" table:style-name="ce13">
            <text:p>948.142</text:p>
          </table:table-cell>
          <table:table-cell office:value-type="float" office:value="894169" table:style-name="ce13">
            <text:p>894.169</text:p>
          </table:table-cell>
          <table:table-cell office:value-type="float" office:value="443391" table:style-name="ce13">
            <text:p>443.391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62000" table:style-name="ce7">
            <text:p>162.000</text:p>
          </table:table-cell>
          <table:table-cell office:value-type="float" office:value="884980" table:style-name="ce7">
            <text:p>884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770384" table:style-name="ce14">
            <text:p>5.770.384</text:p>
          </table:table-cell>
          <table:table-cell office:value-type="float" office:value="5728799" table:style-name="ce14">
            <text:p>5.728.799</text:p>
          </table:table-cell>
          <table:table-cell office:value-type="percentage" office:value="0.99279337388984856" table:style-name="ce15">
            <text:p>99,3%</text:p>
          </table:table-cell>
          <table:table-cell office:value-type="float" office:value="2460775" table:style-name="ce13">
            <text:p>2.460.775</text:p>
          </table:table-cell>
          <table:table-cell office:value-type="float" office:value="2316878" table:style-name="ce13">
            <text:p>2.316.878</text:p>
          </table:table-cell>
          <table:table-cell office:value-type="float" office:value="1583470" table:style-name="ce13">
            <text:p>1.583.470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24025" table:style-name="ce14">
            <text:p>624.025</text:p>
          </table:table-cell>
          <table:table-cell office:value-type="float" office:value="597682" table:style-name="ce14">
            <text:p>597.682</text:p>
          </table:table-cell>
          <table:table-cell office:value-type="percentage" office:value="0.95778534513841596" table:style-name="ce15">
            <text:p>95,8%</text:p>
          </table:table-cell>
          <table:table-cell office:value-type="float" office:value="279409" table:style-name="ce13">
            <text:p>279.409</text:p>
          </table:table-cell>
          <table:table-cell office:value-type="float" office:value="260888" table:style-name="ce13">
            <text:p>260.888</text:p>
          </table:table-cell>
          <table:table-cell office:value-type="float" office:value="125438" table:style-name="ce13">
            <text:p>125.438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368685" table:style-name="ce14">
            <text:p>12.368.685</text:p>
          </table:table-cell>
          <table:table-cell office:value-type="float" office:value="12208276" table:style-name="ce14">
            <text:p>12.208.276</text:p>
          </table:table-cell>
          <table:table-cell office:value-type="percentage" office:value="0.9870310384652855" table:style-name="ce15">
            <text:p>98,7%</text:p>
          </table:table-cell>
          <table:table-cell office:value-type="float" office:value="5703114" table:style-name="ce13">
            <text:p>5.703.114</text:p>
          </table:table-cell>
          <table:table-cell office:value-type="float" office:value="5358440" table:style-name="ce13">
            <text:p>5.358.440</text:p>
          </table:table-cell>
          <table:table-cell office:value-type="float" office:value="2533077" table:style-name="ce13">
            <text:p>2.533.077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32000" table:style-name="ce7">
            <text:p>13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64175" table:style-name="ce14">
            <text:p>2.764.175</text:p>
          </table:table-cell>
          <table:table-cell office:value-type="float" office:value="2628184.5" table:style-name="ce14">
            <text:p>2.628.185</text:p>
          </table:table-cell>
          <table:table-cell office:value-type="percentage" office:value="0.95080249984172494" table:style-name="ce15">
            <text:p>95,1%</text:p>
          </table:table-cell>
          <table:table-cell office:value-type="float" office:value="1287482" table:style-name="ce13">
            <text:p>1.287.482</text:p>
          </table:table-cell>
          <table:table-cell office:value-type="float" office:value="1195810" table:style-name="ce13">
            <text:p>1.195.810</text:p>
          </table:table-cell>
          <table:table-cell office:value-type="float" office:value="494659" table:style-name="ce13">
            <text:p>494.659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57937" table:style-name="ce7">
            <text:p>857.937</text:p>
          </table:table-cell>
          <table:table-cell office:value-type="float" office:value="54000" table:style-name="ce7">
            <text:p>54.000</text:p>
          </table:table-cell>
          <table:table-cell office:value-type="float" office:value="224760" table:style-name="ce7">
            <text:p>22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295557" table:style-name="ce14">
            <text:p>1.295.557</text:p>
          </table:table-cell>
          <table:table-cell office:value-type="float" office:value="1226149.5" table:style-name="ce14">
            <text:p>1.226.150</text:p>
          </table:table-cell>
          <table:table-cell office:value-type="percentage" office:value="0.94642651770628383" table:style-name="ce15">
            <text:p>94,6%</text:p>
          </table:table-cell>
          <table:table-cell office:value-type="float" office:value="561513" table:style-name="ce13">
            <text:p>561.513</text:p>
          </table:table-cell>
          <table:table-cell office:value-type="float" office:value="531418" table:style-name="ce13">
            <text:p>531.418</text:p>
          </table:table-cell>
          <table:table-cell office:value-type="float" office:value="269758" table:style-name="ce13">
            <text:p>269.758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61775" table:style-name="ce14">
            <text:p>4.461.775</text:p>
          </table:table-cell>
          <table:table-cell office:value-type="float" office:value="4167487" table:style-name="ce14">
            <text:p>4.167.487</text:p>
          </table:table-cell>
          <table:table-cell office:value-type="percentage" office:value="0.93404239344207185" table:style-name="ce15">
            <text:p>93,4%</text:p>
          </table:table-cell>
          <table:table-cell office:value-type="float" office:value="1931242" table:style-name="ce13">
            <text:p>1.931.242</text:p>
          </table:table-cell>
          <table:table-cell office:value-type="float" office:value="1820477" table:style-name="ce13">
            <text:p>1.820.477</text:p>
          </table:table-cell>
          <table:table-cell office:value-type="float" office:value="950891" table:style-name="ce13">
            <text:p>950.891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0104" table:style-name="ce7">
            <text:p>100.10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2249" table:style-name="ce14">
            <text:p>162.249</text:p>
          </table:table-cell>
          <table:table-cell office:value-type="float" office:value="137219.5" table:style-name="ce14">
            <text:p>137.220</text:p>
          </table:table-cell>
          <table:table-cell office:value-type="percentage" office:value="0.84573402609569237" table:style-name="ce15">
            <text:p>84,6%</text:p>
          </table:table-cell>
          <table:table-cell office:value-type="float" office:value="66911" table:style-name="ce13">
            <text:p>66.911</text:p>
          </table:table-cell>
          <table:table-cell office:value-type="float" office:value="61486" table:style-name="ce13">
            <text:p>61.486</text:p>
          </table:table-cell>
          <table:table-cell office:value-type="float" office:value="23170" table:style-name="ce13">
            <text:p>23.170</text:p>
          </table:table-cell>
          <table:table-cell office:value-type="date" office:date-value="2022-01-18T00:00:00" table:style-name="ce16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5440" table:style-name="ce14">
            <text:p>155.440</text:p>
          </table:table-cell>
          <table:table-cell office:value-type="float" office:value="130778.5" table:style-name="ce14">
            <text:p>130.779</text:p>
          </table:table-cell>
          <table:table-cell office:value-type="percentage" office:value="0.84134392691713844" table:style-name="ce15">
            <text:p>84,1%</text:p>
          </table:table-cell>
          <table:table-cell office:value-type="float" office:value="64050" table:style-name="ce13">
            <text:p>64.050</text:p>
          </table:table-cell>
          <table:table-cell office:value-type="float" office:value="58973" table:style-name="ce13">
            <text:p>58.973</text:p>
          </table:table-cell>
          <table:table-cell office:value-type="float" office:value="22066" table:style-name="ce13">
            <text:p>22.066</text:p>
          </table:table-cell>
          <table:table-cell office:value-type="date" office:date-value="2022-01-18T00:00:00" table:style-name="ce17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11521.5" table:style-name="ce14">
            <text:p>211.522</text:p>
          </table:table-cell>
          <table:table-cell office:value-type="percentage" office:value="0.99662407297467936" table:style-name="ce15">
            <text:p>99,7%</text:p>
          </table:table-cell>
          <table:table-cell office:value-type="float" office:value="95392" table:style-name="ce13">
            <text:p>95.392</text:p>
          </table:table-cell>
          <table:table-cell office:value-type="float" office:value="92430" table:style-name="ce13">
            <text:p>92.430</text:p>
          </table:table-cell>
          <table:table-cell office:value-type="float" office:value="49348" table:style-name="ce13">
            <text:p>49.348</text:p>
          </table:table-cell>
          <table:table-cell office:value-type="date" office:date-value="2022-01-18T00:00:00" table:style-name="ce17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480" table:style-name="ce7">
            <text:p>6.48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1165" table:style-name="ce14">
            <text:p>11.165</text:p>
          </table:table-cell>
          <table:table-cell office:value-type="float" office:value="11206.5" table:style-name="ce14">
            <text:p>11.207</text:p>
          </table:table-cell>
          <table:table-cell office:value-type="percentage" office:value="1" table:style-name="ce15">
            <text:p>100,0%</text:p>
          </table:table-cell>
          <table:table-cell office:value-type="float" office:value="7905" table:style-name="ce13">
            <text:p>7.905</text:p>
          </table:table-cell>
          <table:table-cell office:value-type="float" office:value="7443" table:style-name="ce13">
            <text:p>7.443</text:p>
          </table:table-cell>
          <table:table-cell office:value-type="float" office:value="1165" table:style-name="ce13">
            <text:p>1.165</text:p>
          </table:table-cell>
          <table:table-cell office:value-type="date" office:date-value="2022-01-18T00:00:00" table:style-name="ce17">
            <text:p>1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0909477" table:style-name="ce19">
            <text:p>60.909.477</text:p>
          </table:table-cell>
          <table:table-cell office:value-type="float" office:value="3516000" table:style-name="ce19">
            <text:p>3.516.000</text:p>
          </table:table-cell>
          <table:table-cell office:value-type="float" office:value="16887770" table:style-name="ce20">
            <text:p>16.887.770</text:p>
          </table:table-cell>
          <table:table-cell office:value-type="float" office:value="9011510" table:style-name="ce21">
            <text:p>9.011.510</text:p>
          </table:table-cell>
          <table:table-cell office:value-type="float" office:value="2114900" table:style-name="ce22">
            <text:p>2.114.900</text:p>
          </table:table-cell>
          <table:table-cell office:value-type="float" office:value="92439657" table:style-name="ce23">
            <text:p>92.439.657</text:p>
          </table:table-cell>
          <table:table-cell office:value-type="float" office:value="87645323.5" table:style-name="ce23">
            <text:p>87.645.324</text:p>
          </table:table-cell>
          <table:table-cell office:value-type="percentage" office:value="0.94813553343236656" table:style-name="ce24">
            <text:p>94,8%</text:p>
          </table:table-cell>
          <table:table-cell office:value-type="float" office:value="40532696" table:style-name="ce23">
            <text:p>40.532.696</text:p>
          </table:table-cell>
          <table:table-cell office:value-type="float" office:value="38201057" table:style-name="ce23">
            <text:p>38.201.057</text:p>
          </table:table-cell>
          <table:table-cell office:value-type="float" office:value="18397355" table:style-name="ce23">
            <text:p>18.397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02280" table:style-name="ce31">
            <text:p>7.002.280</text:p>
          </table:table-cell>
          <table:table-cell office:value-type="percentage" office:value="0.93264189355228189" table:style-name="ce32">
            <text:p>93,3%</text:p>
          </table:table-cell>
          <table:table-cell office:value-type="float" office:value="6881590" table:style-name="ce31">
            <text:p>6.881.590</text:p>
          </table:table-cell>
          <table:table-cell office:value-type="percentage" office:value="0.91656705076781386" table:style-name="ce32">
            <text:p>91,7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0024" table:style-name="ce31">
            <text:p>1.090.024</text:p>
          </table:table-cell>
          <table:table-cell office:value-type="percentage" office:value="0.91644246549543973" table:style-name="ce32">
            <text:p>91,6%</text:p>
          </table:table-cell>
          <table:table-cell office:value-type="float" office:value="1071026" table:style-name="ce31">
            <text:p>1.071.026</text:p>
          </table:table-cell>
          <table:table-cell office:value-type="percentage" office:value="0.900469813554306" table:style-name="ce32">
            <text:p>90,0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2252" table:style-name="ce31">
            <text:p>882.252</text:p>
          </table:table-cell>
          <table:table-cell office:value-type="percentage" office:value="0.94820231566118218" table:style-name="ce32">
            <text:p>94,8%</text:p>
          </table:table-cell>
          <table:table-cell office:value-type="float" office:value="871186" table:style-name="ce31">
            <text:p>871.186</text:p>
          </table:table-cell>
          <table:table-cell office:value-type="percentage" office:value="0.93630910734302975" table:style-name="ce32">
            <text:p>93,6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2520" table:style-name="ce31">
            <text:p>892.520</text:p>
          </table:table-cell>
          <table:table-cell office:value-type="percentage" office:value="0.82397591551597282" table:style-name="ce32">
            <text:p>82,4%</text:p>
          </table:table-cell>
          <table:table-cell office:value-type="float" office:value="874736" table:style-name="ce31">
            <text:p>874.736</text:p>
          </table:table-cell>
          <table:table-cell office:value-type="percentage" office:value="0.80755769779364039" table:style-name="ce32">
            <text:p>80,8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28314" table:style-name="ce31">
            <text:p>1.728.314</text:p>
          </table:table-cell>
          <table:table-cell office:value-type="percentage" office:value="0.84991539272185623" table:style-name="ce32">
            <text:p>85,0%</text:p>
          </table:table-cell>
          <table:table-cell office:value-type="float" office:value="1671804" table:style-name="ce31">
            <text:p>1.671.804</text:p>
          </table:table-cell>
          <table:table-cell office:value-type="percentage" office:value="0.82212604492816121" table:style-name="ce32">
            <text:p>82,2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340" table:style-name="ce31">
            <text:p>492.340</text:p>
          </table:table-cell>
          <table:table-cell office:value-type="percentage" office:value="0.93412160239212849" table:style-name="ce32">
            <text:p>93,4%</text:p>
          </table:table-cell>
          <table:table-cell office:value-type="float" office:value="486718" table:style-name="ce31">
            <text:p>486.718</text:p>
          </table:table-cell>
          <table:table-cell office:value-type="percentage" office:value="0.92345492560647513" table:style-name="ce32">
            <text:p>92,3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0223" table:style-name="ce31">
            <text:p>2.040.223</text:p>
          </table:table-cell>
          <table:table-cell office:value-type="percentage" office:value="0.93926475577872426" table:style-name="ce32">
            <text:p>93,9%</text:p>
          </table:table-cell>
          <table:table-cell office:value-type="float" office:value="2002333" table:style-name="ce31">
            <text:p>2.002.333</text:p>
          </table:table-cell>
          <table:table-cell office:value-type="percentage" office:value="0.92182120103178922" table:style-name="ce32">
            <text:p>92,2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5458" table:style-name="ce31">
            <text:p>1.655.458</text:p>
          </table:table-cell>
          <table:table-cell office:value-type="percentage" office:value="0.91155465447044792" table:style-name="ce32">
            <text:p>91,2%</text:p>
          </table:table-cell>
          <table:table-cell office:value-type="float" office:value="1597887" table:style-name="ce31">
            <text:p>1.597.887</text:p>
          </table:table-cell>
          <table:table-cell office:value-type="percentage" office:value="0.87985399337695103" table:style-name="ce32">
            <text:p>88,0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13648" table:style-name="ce31">
            <text:p>6.213.648</text:p>
          </table:table-cell>
          <table:table-cell office:value-type="percentage" office:value="0.9161410671775565" table:style-name="ce32">
            <text:p>91,6%</text:p>
          </table:table-cell>
          <table:table-cell office:value-type="float" office:value="6058901" table:style-name="ce31">
            <text:p>6.058.901</text:p>
          </table:table-cell>
          <table:table-cell office:value-type="percentage" office:value="0.89332514942319952" table:style-name="ce32">
            <text:p>89,3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59577" table:style-name="ce31">
            <text:p>4.159.577</text:p>
          </table:table-cell>
          <table:table-cell office:value-type="percentage" office:value="0.92599130102986937" table:style-name="ce32">
            <text:p>92,6%</text:p>
          </table:table-cell>
          <table:table-cell office:value-type="float" office:value="4086464" table:style-name="ce31">
            <text:p>4.086.464</text:p>
          </table:table-cell>
          <table:table-cell office:value-type="percentage" office:value="0.90971512631494122" table:style-name="ce32">
            <text:p>91,0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7373" table:style-name="ce31">
            <text:p>907.373</text:p>
          </table:table-cell>
          <table:table-cell office:value-type="percentage" office:value="0.95524008043036557" table:style-name="ce32">
            <text:p>95,5%</text:p>
          </table:table-cell>
          <table:table-cell office:value-type="float" office:value="894169" table:style-name="ce31">
            <text:p>894.169</text:p>
          </table:table-cell>
          <table:table-cell office:value-type="percentage" office:value="0.94133952352377648" table:style-name="ce32">
            <text:p>94,1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7069" table:style-name="ce31">
            <text:p>2.337.069</text:p>
          </table:table-cell>
          <table:table-cell office:value-type="percentage" office:value="0.9515261222241358" table:style-name="ce32">
            <text:p>95,2%</text:p>
          </table:table-cell>
          <table:table-cell office:value-type="float" office:value="2316878" table:style-name="ce31">
            <text:p>2.316.878</text:p>
          </table:table-cell>
          <table:table-cell office:value-type="percentage" office:value="0.9433054561103722" table:style-name="ce32">
            <text:p>94,3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325" table:style-name="ce31">
            <text:p>267.325</text:p>
          </table:table-cell>
          <table:table-cell office:value-type="percentage" office:value="0.94971560933497701" table:style-name="ce32">
            <text:p>95,0%</text:p>
          </table:table-cell>
          <table:table-cell office:value-type="float" office:value="260888" table:style-name="ce31">
            <text:p>260.888</text:p>
          </table:table-cell>
          <table:table-cell office:value-type="percentage" office:value="0.92684711825748989" table:style-name="ce32">
            <text:p>92,7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497229" table:style-name="ce31">
            <text:p>5.497.229</text:p>
          </table:table-cell>
          <table:table-cell office:value-type="percentage" office:value="0.92066884969589213" table:style-name="ce32">
            <text:p>92,1%</text:p>
          </table:table-cell>
          <table:table-cell office:value-type="float" office:value="5358440" table:style-name="ce31">
            <text:p>5.358.440</text:p>
          </table:table-cell>
          <table:table-cell office:value-type="percentage" office:value="0.89742464630170149" table:style-name="ce32">
            <text:p>89,7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28466" table:style-name="ce31">
            <text:p>1.228.466</text:p>
          </table:table-cell>
          <table:table-cell office:value-type="percentage" office:value="0.93234133820678888" table:style-name="ce32">
            <text:p>93,2%</text:p>
          </table:table-cell>
          <table:table-cell office:value-type="float" office:value="1195810" table:style-name="ce31">
            <text:p>1.195.810</text:p>
          </table:table-cell>
          <table:table-cell office:value-type="percentage" office:value="0.90755714496051199" table:style-name="ce32">
            <text:p>90,8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7879" table:style-name="ce31">
            <text:p>537.879</text:p>
          </table:table-cell>
          <table:table-cell office:value-type="percentage" office:value="0.92709945636998559" table:style-name="ce32">
            <text:p>92,7%</text:p>
          </table:table-cell>
          <table:table-cell office:value-type="float" office:value="531418" table:style-name="ce31">
            <text:p>531.418</text:p>
          </table:table-cell>
          <table:table-cell office:value-type="percentage" office:value="0.91596314209185525" table:style-name="ce32">
            <text:p>91,6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6154" table:style-name="ce31">
            <text:p>1.856.154</text:p>
          </table:table-cell>
          <table:table-cell office:value-type="percentage" office:value="0.94931653346139855" table:style-name="ce32">
            <text:p>94,9%</text:p>
          </table:table-cell>
          <table:table-cell office:value-type="float" office:value="1820477" table:style-name="ce31">
            <text:p>1.820.477</text:p>
          </table:table-cell>
          <table:table-cell office:value-type="percentage" office:value="0.93106978994534206" table:style-name="ce32">
            <text:p>93,1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4338" table:style-name="ce31">
            <text:p>64.338</text:p>
          </table:table-cell>
          <table:table-cell office:value-type="percentage" office:value="0.90579903982880228" table:style-name="ce32">
            <text:p>90,6%</text:p>
          </table:table-cell>
          <table:table-cell office:value-type="float" office:value="61486" table:style-name="ce31">
            <text:p>61.486</text:p>
          </table:table-cell>
          <table:table-cell office:value-type="percentage" office:value="0.86564642610764619" table:style-name="ce32">
            <text:p>86,6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308" table:style-name="ce31">
            <text:p>61.308</text:p>
          </table:table-cell>
          <table:table-cell office:value-type="percentage" office:value="0.8980751765153957" table:style-name="ce32">
            <text:p>89,8%</text:p>
          </table:table-cell>
          <table:table-cell office:value-type="float" office:value="58973" table:style-name="ce31">
            <text:p>58.973</text:p>
          </table:table-cell>
          <table:table-cell office:value-type="percentage" office:value="0.86387074092520433" table:style-name="ce32">
            <text:p>86,4%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92" table:style-name="ce31">
            <text:p>95.392</text:p>
          </table:table-cell>
          <table:table-cell office:value-type="string" table:style-name="ce32">
            <text:p>-</text:p>
          </table:table-cell>
          <table:table-cell office:value-type="float" office:value="92430" table:style-name="ce31">
            <text:p>92.430</text:p>
          </table:table-cell>
          <table:table-cell office:value-type="string" table:style-name="ce32">
            <text:p>-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05" table:style-name="ce31">
            <text:p>7.905</text:p>
          </table:table-cell>
          <table:table-cell office:value-type="string" table:style-name="ce32">
            <text:p>-</text:p>
          </table:table-cell>
          <table:table-cell office:value-type="float" office:value="7443" table:style-name="ce31">
            <text:p>7.443</text:p>
          </table:table-cell>
          <table:table-cell office:value-type="string" table:style-name="ce32">
            <text:p>-</text:p>
          </table:table-cell>
          <table:table-cell office:value-type="date" office:date-value="2022-01-18T00:00:00" table:style-name="ce33">
            <text:p>18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017074" table:style-name="ce34">
            <text:p>39.017.074</text:p>
          </table:table-cell>
          <table:table-cell office:value-type="percentage" office:value="0.92490324708291682" table:style-name="ce24">
            <text:p>92,5%</text:p>
          </table:table-cell>
          <table:table-cell office:value-type="float" office:value="38201057" table:style-name="ce34">
            <text:p>38.201.057</text:p>
          </table:table-cell>
          <table:table-cell office:value-type="percentage" office:value="0.90555949073217512" table:style-name="ce24">
            <text:p>90,6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222" table:style-name="ce43">
            <text:p>435.222</text:p>
          </table:table-cell>
          <table:table-cell office:value-type="percentage" office:value="1" table:style-name="ce44">
            <text:p>100,0%</text:p>
          </table:table-cell>
          <table:table-cell office:value-type="float" office:value="656090" table:style-name="ce43">
            <text:p>656.090</text:p>
          </table:table-cell>
          <table:table-cell office:value-type="percentage" office:value="1" table:style-name="ce44">
            <text:p>100,0%</text:p>
          </table:table-cell>
          <table:table-cell office:value-type="float" office:value="936378" table:style-name="ce43">
            <text:p>936.378</text:p>
          </table:table-cell>
          <table:table-cell office:value-type="percentage" office:value="0.97719647391176845" table:style-name="ce44">
            <text:p>97,7%</text:p>
          </table:table-cell>
          <table:table-cell office:value-type="float" office:value="1227440" table:style-name="ce43">
            <text:p>1.227.440</text:p>
          </table:table-cell>
          <table:table-cell office:value-type="percentage" office:value="0.9532840785622142" table:style-name="ce44">
            <text:p>95,3%</text:p>
          </table:table-cell>
          <table:table-cell office:value-type="float" office:value="1273257" table:style-name="ce43">
            <text:p>1.273.257</text:p>
          </table:table-cell>
          <table:table-cell office:value-type="percentage" office:value="0.91976008714647306" table:style-name="ce44">
            <text:p>92,0%</text:p>
          </table:table-cell>
          <table:table-cell office:value-type="float" office:value="962544" table:style-name="ce43">
            <text:p>962.544</text:p>
          </table:table-cell>
          <table:table-cell office:value-type="percentage" office:value="0.87363186427694273" table:style-name="ce44">
            <text:p>87,4%</text:p>
          </table:table-cell>
          <table:table-cell office:value-type="float" office:value="805553" table:style-name="ce43">
            <text:p>805.553</text:p>
          </table:table-cell>
          <table:table-cell office:value-type="percentage" office:value="0.86982244048236068" table:style-name="ce44">
            <text:p>87,0%</text:p>
          </table:table-cell>
          <table:table-cell office:value-type="float" office:value="705796" table:style-name="ce43">
            <text:p>705.796</text:p>
          </table:table-cell>
          <table:table-cell office:value-type="percentage" office:value="0.91324274176226572" table:style-name="ce44">
            <text:p>91,3%</text:p>
          </table:table-cell>
          <table:table-cell office:value-type="float" office:value="7002280" table:style-name="ce43">
            <text:p>7.002.280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264189355228189" table:style-name="ce44">
            <text:p>93,3%</text:p>
          </table:table-cell>
          <table:table-cell office:value-type="percentage" office:value="0.8235828372764421" table:style-name="ce44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13" table:style-name="ce46">
            <text:p>101.613</text:p>
          </table:table-cell>
          <table:table-cell office:value-type="percentage" office:value="1" table:style-name="ce47">
            <text:p>100,0%</text:p>
          </table:table-cell>
          <table:table-cell office:value-type="float" office:value="119738" table:style-name="ce46">
            <text:p>119.738</text:p>
          </table:table-cell>
          <table:table-cell office:value-type="percentage" office:value="1" table:style-name="ce47">
            <text:p>100,0%</text:p>
          </table:table-cell>
          <table:table-cell office:value-type="float" office:value="155739" table:style-name="ce46">
            <text:p>155.739</text:p>
          </table:table-cell>
          <table:table-cell office:value-type="percentage" office:value="0.96546401339036636" table:style-name="ce47">
            <text:p>96,5%</text:p>
          </table:table-cell>
          <table:table-cell office:value-type="float" office:value="188026" table:style-name="ce46">
            <text:p>188.026</text:p>
          </table:table-cell>
          <table:table-cell office:value-type="percentage" office:value="0.93559237697168729" table:style-name="ce47">
            <text:p>93,6%</text:p>
          </table:table-cell>
          <table:table-cell office:value-type="float" office:value="191437" table:style-name="ce46">
            <text:p>191.437</text:p>
          </table:table-cell>
          <table:table-cell office:value-type="percentage" office:value="0.89608541591578239" table:style-name="ce47">
            <text:p>89,6%</text:p>
          </table:table-cell>
          <table:table-cell office:value-type="float" office:value="130733" table:style-name="ce46">
            <text:p>130.733</text:p>
          </table:table-cell>
          <table:table-cell office:value-type="percentage" office:value="0.8259707603078128" table:style-name="ce47">
            <text:p>82,6%</text:p>
          </table:table-cell>
          <table:table-cell office:value-type="float" office:value="109371" table:style-name="ce46">
            <text:p>109.371</text:p>
          </table:table-cell>
          <table:table-cell office:value-type="percentage" office:value="0.83618251043593939" table:style-name="ce47">
            <text:p>83,6%</text:p>
          </table:table-cell>
          <table:table-cell office:value-type="float" office:value="93367" table:style-name="ce46">
            <text:p>93.367</text:p>
          </table:table-cell>
          <table:table-cell office:value-type="percentage" office:value="0.87228715304053739" table:style-name="ce47">
            <text:p>87,2%</text:p>
          </table:table-cell>
          <table:table-cell office:value-type="float" office:value="1090024" table:style-name="ce46">
            <text:p>1.090.024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644246549543973" table:style-name="ce47">
            <text:p>91,6%</text:p>
          </table:table-cell>
          <table:table-cell office:value-type="percentage" office:value="0.81886933912689419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79" table:style-name="ce46">
            <text:p>89.179</text:p>
          </table:table-cell>
          <table:table-cell office:value-type="percentage" office:value="1" table:style-name="ce47">
            <text:p>100,0%</text:p>
          </table:table-cell>
          <table:table-cell office:value-type="float" office:value="114664" table:style-name="ce46">
            <text:p>114.664</text:p>
          </table:table-cell>
          <table:table-cell office:value-type="percentage" office:value="1" table:style-name="ce47">
            <text:p>100,0%</text:p>
          </table:table-cell>
          <table:table-cell office:value-type="float" office:value="148937" table:style-name="ce46">
            <text:p>148.937</text:p>
          </table:table-cell>
          <table:table-cell office:value-type="percentage" office:value="0.97991315218106456" table:style-name="ce47">
            <text:p>98,0%</text:p>
          </table:table-cell>
          <table:table-cell office:value-type="float" office:value="154126" table:style-name="ce46">
            <text:p>154.126</text:p>
          </table:table-cell>
          <table:table-cell office:value-type="percentage" office:value="0.9509078681909886" table:style-name="ce47">
            <text:p>95,1%</text:p>
          </table:table-cell>
          <table:table-cell office:value-type="float" office:value="152086" table:style-name="ce46">
            <text:p>152.086</text:p>
          </table:table-cell>
          <table:table-cell office:value-type="percentage" office:value="0.91662246865959496" table:style-name="ce47">
            <text:p>91,7%</text:p>
          </table:table-cell>
          <table:table-cell office:value-type="float" office:value="92658" table:style-name="ce46">
            <text:p>92.658</text:p>
          </table:table-cell>
          <table:table-cell office:value-type="percentage" office:value="0.85327513329833959" table:style-name="ce47">
            <text:p>85,3%</text:p>
          </table:table-cell>
          <table:table-cell office:value-type="float" office:value="68387" table:style-name="ce46">
            <text:p>68.387</text:p>
          </table:table-cell>
          <table:table-cell office:value-type="percentage" office:value="0.86301456298427603" table:style-name="ce47">
            <text:p>86,3%</text:p>
          </table:table-cell>
          <table:table-cell office:value-type="float" office:value="62215" table:style-name="ce46">
            <text:p>62.215</text:p>
          </table:table-cell>
          <table:table-cell office:value-type="percentage" office:value="0.95339892117199954" table:style-name="ce47">
            <text:p>95,3%</text:p>
          </table:table-cell>
          <table:table-cell office:value-type="float" office:value="882252" table:style-name="ce46">
            <text:p>882.252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820231566118218" table:style-name="ce47">
            <text:p>94,8%</text:p>
          </table:table-cell>
          <table:table-cell office:value-type="percentage" office:value="0.87102535420959259" table:style-name="ce47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94" table:style-name="ce46">
            <text:p>51.794</text:p>
          </table:table-cell>
          <table:table-cell office:value-type="percentage" office:value="0.96571140902056574" table:style-name="ce47">
            <text:p>96,6%</text:p>
          </table:table-cell>
          <table:table-cell office:value-type="float" office:value="79834" table:style-name="ce46">
            <text:p>79.834</text:p>
          </table:table-cell>
          <table:table-cell office:value-type="percentage" office:value="0.91517069032716603" table:style-name="ce47">
            <text:p>91,5%</text:p>
          </table:table-cell>
          <table:table-cell office:value-type="float" office:value="111990" table:style-name="ce46">
            <text:p>111.990</text:p>
          </table:table-cell>
          <table:table-cell office:value-type="percentage" office:value="0.87909068787139011" table:style-name="ce47">
            <text:p>87,9%</text:p>
          </table:table-cell>
          <table:table-cell office:value-type="float" office:value="153350" table:style-name="ce46">
            <text:p>153.350</text:p>
          </table:table-cell>
          <table:table-cell office:value-type="percentage" office:value="0.86390472542082608" table:style-name="ce47">
            <text:p>86,4%</text:p>
          </table:table-cell>
          <table:table-cell office:value-type="float" office:value="173341" table:style-name="ce46">
            <text:p>173.341</text:p>
          </table:table-cell>
          <table:table-cell office:value-type="percentage" office:value="0.80019665501816517" table:style-name="ce47">
            <text:p>80,0%</text:p>
          </table:table-cell>
          <table:table-cell office:value-type="float" office:value="134847" table:style-name="ce46">
            <text:p>134.847</text:p>
          </table:table-cell>
          <table:table-cell office:value-type="percentage" office:value="0.73267697924986552" table:style-name="ce47">
            <text:p>73,3%</text:p>
          </table:table-cell>
          <table:table-cell office:value-type="float" office:value="104280" table:style-name="ce46">
            <text:p>104.280</text:p>
          </table:table-cell>
          <table:table-cell office:value-type="percentage" office:value="0.75998629867432388" table:style-name="ce47">
            <text:p>76,0%</text:p>
          </table:table-cell>
          <table:table-cell office:value-type="float" office:value="83084" table:style-name="ce46">
            <text:p>83.084</text:p>
          </table:table-cell>
          <table:table-cell office:value-type="percentage" office:value="0.8347130686384826" table:style-name="ce47">
            <text:p>83,5%</text:p>
          </table:table-cell>
          <table:table-cell office:value-type="float" office:value="892520" table:style-name="ce46">
            <text:p>892.520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397591551597282" table:style-name="ce47">
            <text:p>82,4%</text:p>
          </table:table-cell>
          <table:table-cell office:value-type="percentage" office:value="0.73170871677153571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570" table:style-name="ce46">
            <text:p>94.570</text:p>
          </table:table-cell>
          <table:table-cell office:value-type="percentage" office:value="0.94228891413084637" table:style-name="ce47">
            <text:p>94,2%</text:p>
          </table:table-cell>
          <table:table-cell office:value-type="float" office:value="155640" table:style-name="ce46">
            <text:p>155.640</text:p>
          </table:table-cell>
          <table:table-cell office:value-type="percentage" office:value="0.92949368751716976" table:style-name="ce47">
            <text:p>92,9%</text:p>
          </table:table-cell>
          <table:table-cell office:value-type="float" office:value="228678" table:style-name="ce46">
            <text:p>228.678</text:p>
          </table:table-cell>
          <table:table-cell office:value-type="percentage" office:value="0.90905766134642518" table:style-name="ce47">
            <text:p>90,9%</text:p>
          </table:table-cell>
          <table:table-cell office:value-type="float" office:value="324778" table:style-name="ce46">
            <text:p>324.778</text:p>
          </table:table-cell>
          <table:table-cell office:value-type="percentage" office:value="0.88195694737499564" table:style-name="ce47">
            <text:p>88,2%</text:p>
          </table:table-cell>
          <table:table-cell office:value-type="float" office:value="323550" table:style-name="ce46">
            <text:p>323.550</text:p>
          </table:table-cell>
          <table:table-cell office:value-type="percentage" office:value="0.82097410588548736" table:style-name="ce47">
            <text:p>82,1%</text:p>
          </table:table-cell>
          <table:table-cell office:value-type="float" office:value="237245" table:style-name="ce46">
            <text:p>237.245</text:p>
          </table:table-cell>
          <table:table-cell office:value-type="percentage" office:value="0.75830557881749783" table:style-name="ce47">
            <text:p>75,8%</text:p>
          </table:table-cell>
          <table:table-cell office:value-type="float" office:value="197266" table:style-name="ce46">
            <text:p>197.266</text:p>
          </table:table-cell>
          <table:table-cell office:value-type="percentage" office:value="0.7745915318194847" table:style-name="ce47">
            <text:p>77,5%</text:p>
          </table:table-cell>
          <table:table-cell office:value-type="float" office:value="166587" table:style-name="ce46">
            <text:p>166.587</text:p>
          </table:table-cell>
          <table:table-cell office:value-type="percentage" office:value="0.90406208449786996" table:style-name="ce47">
            <text:p>90,4%</text:p>
          </table:table-cell>
          <table:table-cell office:value-type="float" office:value="1728314" table:style-name="ce46">
            <text:p>1.728.314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4991539272185623" table:style-name="ce47">
            <text:p>85,0%</text:p>
          </table:table-cell>
          <table:table-cell office:value-type="percentage" office:value="0.77006677600697571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46" table:style-name="ce46">
            <text:p>42.546</text:p>
          </table:table-cell>
          <table:table-cell office:value-type="percentage" office:value="1" table:style-name="ce47">
            <text:p>100,0%</text:p>
          </table:table-cell>
          <table:table-cell office:value-type="float" office:value="56171" table:style-name="ce46">
            <text:p>56.171</text:p>
          </table:table-cell>
          <table:table-cell office:value-type="percentage" office:value="1" table:style-name="ce47">
            <text:p>100,0%</text:p>
          </table:table-cell>
          <table:table-cell office:value-type="float" office:value="77182" table:style-name="ce46">
            <text:p>77.182</text:p>
          </table:table-cell>
          <table:table-cell office:value-type="percentage" office:value="0.97381934718699925" table:style-name="ce47">
            <text:p>97,4%</text:p>
          </table:table-cell>
          <table:table-cell office:value-type="float" office:value="85038" table:style-name="ce46">
            <text:p>85.038</text:p>
          </table:table-cell>
          <table:table-cell office:value-type="percentage" office:value="0.93479168956798941" table:style-name="ce47">
            <text:p>93,5%</text:p>
          </table:table-cell>
          <table:table-cell office:value-type="float" office:value="89265" table:style-name="ce46">
            <text:p>89.265</text:p>
          </table:table-cell>
          <table:table-cell office:value-type="percentage" office:value="0.91661019037644009" table:style-name="ce47">
            <text:p>91,7%</text:p>
          </table:table-cell>
          <table:table-cell office:value-type="float" office:value="56507" table:style-name="ce46">
            <text:p>56.507</text:p>
          </table:table-cell>
          <table:table-cell office:value-type="percentage" office:value="0.84140385359897552" table:style-name="ce47">
            <text:p>84,1%</text:p>
          </table:table-cell>
          <table:table-cell office:value-type="float" office:value="43144" table:style-name="ce46">
            <text:p>43.144</text:p>
          </table:table-cell>
          <table:table-cell office:value-type="percentage" office:value="0.84807265150472744" table:style-name="ce47">
            <text:p>84,8%</text:p>
          </table:table-cell>
          <table:table-cell office:value-type="float" office:value="42487" table:style-name="ce46">
            <text:p>42.487</text:p>
          </table:table-cell>
          <table:table-cell office:value-type="percentage" office:value="0.93825497427290594" table:style-name="ce47">
            <text:p>93,8%</text:p>
          </table:table-cell>
          <table:table-cell office:value-type="float" office:value="492340" table:style-name="ce46">
            <text:p>492.340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412160239212849" table:style-name="ce47">
            <text:p>93,4%</text:p>
          </table:table-cell>
          <table:table-cell office:value-type="percentage" office:value="0.84354627305514385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45" table:style-name="ce46">
            <text:p>229.945</text:p>
          </table:table-cell>
          <table:table-cell office:value-type="percentage" office:value="1" table:style-name="ce47">
            <text:p>100,0%</text:p>
          </table:table-cell>
          <table:table-cell office:value-type="float" office:value="252253" table:style-name="ce46">
            <text:p>252.253</text:p>
          </table:table-cell>
          <table:table-cell office:value-type="percentage" office:value="1" table:style-name="ce47">
            <text:p>100,0%</text:p>
          </table:table-cell>
          <table:table-cell office:value-type="float" office:value="324372" table:style-name="ce46">
            <text:p>324.372</text:p>
          </table:table-cell>
          <table:table-cell office:value-type="percentage" office:value="0.99122670309219751" table:style-name="ce47">
            <text:p>99,1%</text:p>
          </table:table-cell>
          <table:table-cell office:value-type="float" office:value="357422" table:style-name="ce46">
            <text:p>357.422</text:p>
          </table:table-cell>
          <table:table-cell office:value-type="percentage" office:value="0.93761591592930804" table:style-name="ce47">
            <text:p>93,8%</text:p>
          </table:table-cell>
          <table:table-cell office:value-type="float" office:value="325069" table:style-name="ce46">
            <text:p>325.069</text:p>
          </table:table-cell>
          <table:table-cell office:value-type="percentage" office:value="0.90246306239276852" table:style-name="ce47">
            <text:p>90,2%</text:p>
          </table:table-cell>
          <table:table-cell office:value-type="float" office:value="217677" table:style-name="ce46">
            <text:p>217.677</text:p>
          </table:table-cell>
          <table:table-cell office:value-type="percentage" office:value="0.84076986659044739" table:style-name="ce47">
            <text:p>84,1%</text:p>
          </table:table-cell>
          <table:table-cell office:value-type="float" office:value="179509" table:style-name="ce46">
            <text:p>179.509</text:p>
          </table:table-cell>
          <table:table-cell office:value-type="percentage" office:value="0.84762417425712655" table:style-name="ce47">
            <text:p>84,8%</text:p>
          </table:table-cell>
          <table:table-cell office:value-type="float" office:value="153976" table:style-name="ce46">
            <text:p>153.976</text:p>
          </table:table-cell>
          <table:table-cell office:value-type="percentage" office:value="0.91544489232927861" table:style-name="ce47">
            <text:p>91,5%</text:p>
          </table:table-cell>
          <table:table-cell office:value-type="float" office:value="2040223" table:style-name="ce46">
            <text:p>2.040.223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3926475577872426" table:style-name="ce47">
            <text:p>93,9%</text:p>
          </table:table-cell>
          <table:table-cell office:value-type="percentage" office:value="0.85484836689433596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75" table:style-name="ce46">
            <text:p>139.375</text:p>
          </table:table-cell>
          <table:table-cell office:value-type="percentage" office:value="1" table:style-name="ce47">
            <text:p>100,0%</text:p>
          </table:table-cell>
          <table:table-cell office:value-type="float" office:value="159822" table:style-name="ce46">
            <text:p>159.822</text:p>
          </table:table-cell>
          <table:table-cell office:value-type="percentage" office:value="1" table:style-name="ce47">
            <text:p>100,0%</text:p>
          </table:table-cell>
          <table:table-cell office:value-type="float" office:value="225857" table:style-name="ce46">
            <text:p>225.857</text:p>
          </table:table-cell>
          <table:table-cell office:value-type="percentage" office:value="0.99047923939165361" table:style-name="ce47">
            <text:p>99,0%</text:p>
          </table:table-cell>
          <table:table-cell office:value-type="float" office:value="290151" table:style-name="ce46">
            <text:p>290.151</text:p>
          </table:table-cell>
          <table:table-cell office:value-type="percentage" office:value="0.93174206103266788" table:style-name="ce47">
            <text:p>93,2%</text:p>
          </table:table-cell>
          <table:table-cell office:value-type="float" office:value="291666" table:style-name="ce46">
            <text:p>291.666</text:p>
          </table:table-cell>
          <table:table-cell office:value-type="percentage" office:value="0.8820162029266877" table:style-name="ce47">
            <text:p>88,2%</text:p>
          </table:table-cell>
          <table:table-cell office:value-type="float" office:value="211163" table:style-name="ce46">
            <text:p>211.163</text:p>
          </table:table-cell>
          <table:table-cell office:value-type="percentage" office:value="0.81925191366861816" table:style-name="ce47">
            <text:p>81,9%</text:p>
          </table:table-cell>
          <table:table-cell office:value-type="float" office:value="179436" table:style-name="ce46">
            <text:p>179.436</text:p>
          </table:table-cell>
          <table:table-cell office:value-type="percentage" office:value="0.81937239716519328" table:style-name="ce47">
            <text:p>81,9%</text:p>
          </table:table-cell>
          <table:table-cell office:value-type="float" office:value="157988" table:style-name="ce46">
            <text:p>157.988</text:p>
          </table:table-cell>
          <table:table-cell office:value-type="percentage" office:value="0.88849147433301845" table:style-name="ce47">
            <text:p>88,8%</text:p>
          </table:table-cell>
          <table:table-cell office:value-type="float" office:value="1655458" table:style-name="ce46">
            <text:p>1.655.458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155465447044792" table:style-name="ce47">
            <text:p>91,2%</text:p>
          </table:table-cell>
          <table:table-cell office:value-type="percentage" office:value="0.80807026655524405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772" table:style-name="ce46">
            <text:p>460.772</text:p>
          </table:table-cell>
          <table:table-cell office:value-type="percentage" office:value="1" table:style-name="ce47">
            <text:p>100,0%</text:p>
          </table:table-cell>
          <table:table-cell office:value-type="float" office:value="621617" table:style-name="ce46">
            <text:p>621.617</text:p>
          </table:table-cell>
          <table:table-cell office:value-type="percentage" office:value="0.97779109567493427" table:style-name="ce47">
            <text:p>97,8%</text:p>
          </table:table-cell>
          <table:table-cell office:value-type="float" office:value="808967" table:style-name="ce46">
            <text:p>808.967</text:p>
          </table:table-cell>
          <table:table-cell office:value-type="percentage" office:value="0.94895270761679984" table:style-name="ce47">
            <text:p>94,9%</text:p>
          </table:table-cell>
          <table:table-cell office:value-type="float" office:value="1042986" table:style-name="ce46">
            <text:p>1.042.986</text:p>
          </table:table-cell>
          <table:table-cell office:value-type="percentage" office:value="0.95041466155033572" table:style-name="ce47">
            <text:p>95,0%</text:p>
          </table:table-cell>
          <table:table-cell office:value-type="float" office:value="1163071" table:style-name="ce46">
            <text:p>1.163.071</text:p>
          </table:table-cell>
          <table:table-cell office:value-type="percentage" office:value="0.91183351234388843" table:style-name="ce47">
            <text:p>91,2%</text:p>
          </table:table-cell>
          <table:table-cell office:value-type="float" office:value="827774" table:style-name="ce46">
            <text:p>827.774</text:p>
          </table:table-cell>
          <table:table-cell office:value-type="percentage" office:value="0.8563521851218876" table:style-name="ce47">
            <text:p>85,6%</text:p>
          </table:table-cell>
          <table:table-cell office:value-type="float" office:value="693958" table:style-name="ce46">
            <text:p>693.958</text:p>
          </table:table-cell>
          <table:table-cell office:value-type="percentage" office:value="0.83705305717756129" table:style-name="ce47">
            <text:p>83,7%</text:p>
          </table:table-cell>
          <table:table-cell office:value-type="float" office:value="594503" table:style-name="ce46">
            <text:p>594.503</text:p>
          </table:table-cell>
          <table:table-cell office:value-type="percentage" office:value="0.8855164791625395" table:style-name="ce47">
            <text:p>88,6%</text:p>
          </table:table-cell>
          <table:table-cell office:value-type="float" office:value="6213648" table:style-name="ce46">
            <text:p>6.213.648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61410671775565" table:style-name="ce47">
            <text:p>91,6%</text:p>
          </table:table-cell>
          <table:table-cell office:value-type="percentage" office:value="0.80999127521931558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931" table:style-name="ce46">
            <text:p>297.931</text:p>
          </table:table-cell>
          <table:table-cell office:value-type="percentage" office:value="1" table:style-name="ce47">
            <text:p>100,0%</text:p>
          </table:table-cell>
          <table:table-cell office:value-type="float" office:value="436101" table:style-name="ce46">
            <text:p>436.101</text:p>
          </table:table-cell>
          <table:table-cell office:value-type="percentage" office:value="0.99164347304082079" table:style-name="ce47">
            <text:p>99,2%</text:p>
          </table:table-cell>
          <table:table-cell office:value-type="float" office:value="574127" table:style-name="ce46">
            <text:p>574.127</text:p>
          </table:table-cell>
          <table:table-cell office:value-type="percentage" office:value="0.96146129885788922" table:style-name="ce47">
            <text:p>96,1%</text:p>
          </table:table-cell>
          <table:table-cell office:value-type="float" office:value="720837" table:style-name="ce46">
            <text:p>720.837</text:p>
          </table:table-cell>
          <table:table-cell office:value-type="percentage" office:value="0.94561299022951717" table:style-name="ce47">
            <text:p>94,6%</text:p>
          </table:table-cell>
          <table:table-cell office:value-type="float" office:value="764326" table:style-name="ce46">
            <text:p>764.326</text:p>
          </table:table-cell>
          <table:table-cell office:value-type="percentage" office:value="0.90912940409623622" table:style-name="ce47">
            <text:p>90,9%</text:p>
          </table:table-cell>
          <table:table-cell office:value-type="float" office:value="527635" table:style-name="ce46">
            <text:p>527.635</text:p>
          </table:table-cell>
          <table:table-cell office:value-type="percentage" office:value="0.85945097170482843" table:style-name="ce47">
            <text:p>85,9%</text:p>
          </table:table-cell>
          <table:table-cell office:value-type="float" office:value="444642" table:style-name="ce46">
            <text:p>444.642</text:p>
          </table:table-cell>
          <table:table-cell office:value-type="percentage" office:value="0.8671322398020177" table:style-name="ce47">
            <text:p>86,7%</text:p>
          </table:table-cell>
          <table:table-cell office:value-type="float" office:value="393978" table:style-name="ce46">
            <text:p>393.978</text:p>
          </table:table-cell>
          <table:table-cell office:value-type="percentage" office:value="0.91036557609255742" table:style-name="ce47">
            <text:p>91,0%</text:p>
          </table:table-cell>
          <table:table-cell office:value-type="float" office:value="4159577" table:style-name="ce46">
            <text:p>4.159.577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599130102986937" table:style-name="ce47">
            <text:p>92,6%</text:p>
          </table:table-cell>
          <table:table-cell office:value-type="percentage" office:value="0.8241608703706822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83" table:style-name="ce46">
            <text:p>78.383</text:p>
          </table:table-cell>
          <table:table-cell office:value-type="percentage" office:value="1" table:style-name="ce47">
            <text:p>100,0%</text:p>
          </table:table-cell>
          <table:table-cell office:value-type="float" office:value="96123" table:style-name="ce46">
            <text:p>96.123</text:p>
          </table:table-cell>
          <table:table-cell office:value-type="percentage" office:value="1" table:style-name="ce47">
            <text:p>100,0%</text:p>
          </table:table-cell>
          <table:table-cell office:value-type="float" office:value="133356" table:style-name="ce46">
            <text:p>133.356</text:p>
          </table:table-cell>
          <table:table-cell office:value-type="percentage" office:value="1" table:style-name="ce47">
            <text:p>100,0%</text:p>
          </table:table-cell>
          <table:table-cell office:value-type="float" office:value="162209" table:style-name="ce46">
            <text:p>162.209</text:p>
          </table:table-cell>
          <table:table-cell office:value-type="percentage" office:value="0.96579995594005463" table:style-name="ce47">
            <text:p>96,6%</text:p>
          </table:table-cell>
          <table:table-cell office:value-type="float" office:value="147131" table:style-name="ce46">
            <text:p>147.131</text:p>
          </table:table-cell>
          <table:table-cell office:value-type="percentage" office:value="0.93395160471257366" table:style-name="ce47">
            <text:p>93,4%</text:p>
          </table:table-cell>
          <table:table-cell office:value-type="float" office:value="114478" table:style-name="ce46">
            <text:p>114.478</text:p>
          </table:table-cell>
          <table:table-cell office:value-type="percentage" office:value="0.88167157006207542" table:style-name="ce47">
            <text:p>88,2%</text:p>
          </table:table-cell>
          <table:table-cell office:value-type="float" office:value="95253" table:style-name="ce46">
            <text:p>95.253</text:p>
          </table:table-cell>
          <table:table-cell office:value-type="percentage" office:value="0.84664817876379928" table:style-name="ce47">
            <text:p>84,7%</text:p>
          </table:table-cell>
          <table:table-cell office:value-type="float" office:value="80440" table:style-name="ce46">
            <text:p>80.440</text:p>
          </table:table-cell>
          <table:table-cell office:value-type="percentage" office:value="0.93852454234677807" table:style-name="ce47">
            <text:p>93,9%</text:p>
          </table:table-cell>
          <table:table-cell office:value-type="float" office:value="907373" table:style-name="ce46">
            <text:p>907.373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24008043036557" table:style-name="ce47">
            <text:p>95,5%</text:p>
          </table:table-cell>
          <table:table-cell office:value-type="percentage" office:value="0.8576312453981525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65" table:style-name="ce46">
            <text:p>242.965</text:p>
          </table:table-cell>
          <table:table-cell office:value-type="percentage" office:value="1" table:style-name="ce47">
            <text:p>100,0%</text:p>
          </table:table-cell>
          <table:table-cell office:value-type="float" office:value="292247" table:style-name="ce46">
            <text:p>292.247</text:p>
          </table:table-cell>
          <table:table-cell office:value-type="percentage" office:value="1" table:style-name="ce47">
            <text:p>100,0%</text:p>
          </table:table-cell>
          <table:table-cell office:value-type="float" office:value="348026" table:style-name="ce46">
            <text:p>348.026</text:p>
          </table:table-cell>
          <table:table-cell office:value-type="percentage" office:value="0.98433107255788166" table:style-name="ce47">
            <text:p>98,4%</text:p>
          </table:table-cell>
          <table:table-cell office:value-type="float" office:value="393502" table:style-name="ce46">
            <text:p>393.502</text:p>
          </table:table-cell>
          <table:table-cell office:value-type="percentage" office:value="0.96163734115347022" table:style-name="ce47">
            <text:p>96,2%</text:p>
          </table:table-cell>
          <table:table-cell office:value-type="float" office:value="411986" table:style-name="ce46">
            <text:p>411.986</text:p>
          </table:table-cell>
          <table:table-cell office:value-type="percentage" office:value="0.93033328290093198" table:style-name="ce47">
            <text:p>93,0%</text:p>
          </table:table-cell>
          <table:table-cell office:value-type="float" office:value="268288" table:style-name="ce46">
            <text:p>268.288</text:p>
          </table:table-cell>
          <table:table-cell office:value-type="percentage" office:value="0.869376988833369" table:style-name="ce47">
            <text:p>86,9%</text:p>
          </table:table-cell>
          <table:table-cell office:value-type="float" office:value="203850" table:style-name="ce46">
            <text:p>203.850</text:p>
          </table:table-cell>
          <table:table-cell office:value-type="percentage" office:value="0.8849115739575103" table:style-name="ce47">
            <text:p>88,5%</text:p>
          </table:table-cell>
          <table:table-cell office:value-type="float" office:value="176205" table:style-name="ce46">
            <text:p>176.205</text:p>
          </table:table-cell>
          <table:table-cell office:value-type="percentage" office:value="0.96106226546819096" table:style-name="ce47">
            <text:p>96,1%</text:p>
          </table:table-cell>
          <table:table-cell office:value-type="float" office:value="2337069" table:style-name="ce46">
            <text:p>2.337.069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15261222241358" table:style-name="ce47">
            <text:p>95,2%</text:p>
          </table:table-cell>
          <table:table-cell office:value-type="percentage" office:value="0.86658378064100838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3" table:style-name="ce46">
            <text:p>23.453</text:p>
          </table:table-cell>
          <table:table-cell office:value-type="percentage" office:value="1" table:style-name="ce47">
            <text:p>100,0%</text:p>
          </table:table-cell>
          <table:table-cell office:value-type="float" office:value="28764" table:style-name="ce46">
            <text:p>28.764</text:p>
          </table:table-cell>
          <table:table-cell office:value-type="percentage" office:value="1" table:style-name="ce47">
            <text:p>100,0%</text:p>
          </table:table-cell>
          <table:table-cell office:value-type="float" office:value="38457" table:style-name="ce46">
            <text:p>38.457</text:p>
          </table:table-cell>
          <table:table-cell office:value-type="percentage" office:value="0.99593411715957947" table:style-name="ce47">
            <text:p>99,6%</text:p>
          </table:table-cell>
          <table:table-cell office:value-type="float" office:value="45827" table:style-name="ce46">
            <text:p>45.827</text:p>
          </table:table-cell>
          <table:table-cell office:value-type="percentage" office:value="0.96477894736842107" table:style-name="ce47">
            <text:p>96,5%</text:p>
          </table:table-cell>
          <table:table-cell office:value-type="float" office:value="48311" table:style-name="ce46">
            <text:p>48.311</text:p>
          </table:table-cell>
          <table:table-cell office:value-type="percentage" office:value="0.93401515737375296" table:style-name="ce47">
            <text:p>93,4%</text:p>
          </table:table-cell>
          <table:table-cell office:value-type="float" office:value="32336" table:style-name="ce46">
            <text:p>32.336</text:p>
          </table:table-cell>
          <table:table-cell office:value-type="percentage" office:value="0.87309644670050757" table:style-name="ce47">
            <text:p>87,3%</text:p>
          </table:table-cell>
          <table:table-cell office:value-type="float" office:value="25558" table:style-name="ce46">
            <text:p>25.558</text:p>
          </table:table-cell>
          <table:table-cell office:value-type="percentage" office:value="0.84724524298879533" table:style-name="ce47">
            <text:p>84,7%</text:p>
          </table:table-cell>
          <table:table-cell office:value-type="float" office:value="24619" table:style-name="ce46">
            <text:p>24.619</text:p>
          </table:table-cell>
          <table:table-cell office:value-type="percentage" office:value="0.94743121031364252" table:style-name="ce47">
            <text:p>94,7%</text:p>
          </table:table-cell>
          <table:table-cell office:value-type="float" office:value="267325" table:style-name="ce46">
            <text:p>267.325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4971560933497701" table:style-name="ce47">
            <text:p>95,0%</text:p>
          </table:table-cell>
          <table:table-cell office:value-type="percentage" office:value="0.84549428166590757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504" table:style-name="ce46">
            <text:p>375.504</text:p>
          </table:table-cell>
          <table:table-cell office:value-type="percentage" office:value="1" table:style-name="ce47">
            <text:p>100,0%</text:p>
          </table:table-cell>
          <table:table-cell office:value-type="float" office:value="513378" table:style-name="ce46">
            <text:p>513.378</text:p>
          </table:table-cell>
          <table:table-cell office:value-type="percentage" office:value="0.97405938715491891" table:style-name="ce47">
            <text:p>97,4%</text:p>
          </table:table-cell>
          <table:table-cell office:value-type="float" office:value="694623" table:style-name="ce46">
            <text:p>694.623</text:p>
          </table:table-cell>
          <table:table-cell office:value-type="percentage" office:value="0.96414086594916015" table:style-name="ce47">
            <text:p>96,4%</text:p>
          </table:table-cell>
          <table:table-cell office:value-type="float" office:value="951475" table:style-name="ce46">
            <text:p>951.475</text:p>
          </table:table-cell>
          <table:table-cell office:value-type="percentage" office:value="0.96131987685891207" table:style-name="ce47">
            <text:p>96,1%</text:p>
          </table:table-cell>
          <table:table-cell office:value-type="float" office:value="1053599" table:style-name="ce46">
            <text:p>1.053.599</text:p>
          </table:table-cell>
          <table:table-cell office:value-type="percentage" office:value="0.91139180282915799" table:style-name="ce47">
            <text:p>91,1%</text:p>
          </table:table-cell>
          <table:table-cell office:value-type="float" office:value="780471" table:style-name="ce46">
            <text:p>780.471</text:p>
          </table:table-cell>
          <table:table-cell office:value-type="percentage" office:value="0.86637753040482035" table:style-name="ce47">
            <text:p>86,6%</text:p>
          </table:table-cell>
          <table:table-cell office:value-type="float" office:value="635398" table:style-name="ce46">
            <text:p>635.398</text:p>
          </table:table-cell>
          <table:table-cell office:value-type="percentage" office:value="0.86383244262511272" table:style-name="ce47">
            <text:p>86,4%</text:p>
          </table:table-cell>
          <table:table-cell office:value-type="float" office:value="492781" table:style-name="ce46">
            <text:p>492.781</text:p>
          </table:table-cell>
          <table:table-cell office:value-type="percentage" office:value="0.86340715562252512" table:style-name="ce47">
            <text:p>86,3%</text:p>
          </table:table-cell>
          <table:table-cell office:value-type="float" office:value="5497229" table:style-name="ce46">
            <text:p>5.497.229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066884969589213" table:style-name="ce47">
            <text:p>92,1%</text:p>
          </table:table-cell>
          <table:table-cell office:value-type="percentage" office:value="0.81370174018639907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54" table:style-name="ce46">
            <text:p>74.254</text:p>
          </table:table-cell>
          <table:table-cell office:value-type="percentage" office:value="1" table:style-name="ce47">
            <text:p>100,0%</text:p>
          </table:table-cell>
          <table:table-cell office:value-type="float" office:value="103928" table:style-name="ce46">
            <text:p>103.928</text:p>
          </table:table-cell>
          <table:table-cell office:value-type="percentage" office:value="1" table:style-name="ce47">
            <text:p>100,0%</text:p>
          </table:table-cell>
          <table:table-cell office:value-type="float" office:value="149816" table:style-name="ce46">
            <text:p>149.816</text:p>
          </table:table-cell>
          <table:table-cell office:value-type="percentage" office:value="0.97573937905836228" table:style-name="ce47">
            <text:p>97,6%</text:p>
          </table:table-cell>
          <table:table-cell office:value-type="float" office:value="209747" table:style-name="ce46">
            <text:p>209.747</text:p>
          </table:table-cell>
          <table:table-cell office:value-type="percentage" office:value="0.96168782639395145" table:style-name="ce47">
            <text:p>96,2%</text:p>
          </table:table-cell>
          <table:table-cell office:value-type="float" office:value="236305" table:style-name="ce46">
            <text:p>236.305</text:p>
          </table:table-cell>
          <table:table-cell office:value-type="percentage" office:value="0.93598000538682125" table:style-name="ce47">
            <text:p>93,6%</text:p>
          </table:table-cell>
          <table:table-cell office:value-type="float" office:value="174202" table:style-name="ce46">
            <text:p>174.202</text:p>
          </table:table-cell>
          <table:table-cell office:value-type="percentage" office:value="0.87506153490661764" table:style-name="ce47">
            <text:p>87,5%</text:p>
          </table:table-cell>
          <table:table-cell office:value-type="float" office:value="149693" table:style-name="ce46">
            <text:p>149.693</text:p>
          </table:table-cell>
          <table:table-cell office:value-type="percentage" office:value="0.86060630450905207" table:style-name="ce47">
            <text:p>86,1%</text:p>
          </table:table-cell>
          <table:table-cell office:value-type="float" office:value="130521" table:style-name="ce46">
            <text:p>130.521</text:p>
          </table:table-cell>
          <table:table-cell office:value-type="percentage" office:value="0.90253498921281183" table:style-name="ce47">
            <text:p>90,3%</text:p>
          </table:table-cell>
          <table:table-cell office:value-type="float" office:value="1228466" table:style-name="ce46">
            <text:p>1.228.466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234133820678888" table:style-name="ce47">
            <text:p>93,2%</text:p>
          </table:table-cell>
          <table:table-cell office:value-type="percentage" office:value="0.81189973272988269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9" table:style-name="ce46">
            <text:p>42.569</text:p>
          </table:table-cell>
          <table:table-cell office:value-type="percentage" office:value="1" table:style-name="ce47">
            <text:p>100,0%</text:p>
          </table:table-cell>
          <table:table-cell office:value-type="float" office:value="55988" table:style-name="ce46">
            <text:p>55.988</text:p>
          </table:table-cell>
          <table:table-cell office:value-type="percentage" office:value="0.98848870056497173" table:style-name="ce47">
            <text:p>98,8%</text:p>
          </table:table-cell>
          <table:table-cell office:value-type="float" office:value="72598" table:style-name="ce46">
            <text:p>72.598</text:p>
          </table:table-cell>
          <table:table-cell office:value-type="percentage" office:value="0.95940266948592579" table:style-name="ce47">
            <text:p>95,9%</text:p>
          </table:table-cell>
          <table:table-cell office:value-type="float" office:value="92475" table:style-name="ce46">
            <text:p>92.475</text:p>
          </table:table-cell>
          <table:table-cell office:value-type="percentage" office:value="0.94653933550328562" table:style-name="ce47">
            <text:p>94,7%</text:p>
          </table:table-cell>
          <table:table-cell office:value-type="float" office:value="96455" table:style-name="ce46">
            <text:p>96.455</text:p>
          </table:table-cell>
          <table:table-cell office:value-type="percentage" office:value="0.9123369560076805" table:style-name="ce47">
            <text:p>91,2%</text:p>
          </table:table-cell>
          <table:table-cell office:value-type="float" office:value="65784" table:style-name="ce46">
            <text:p>65.784</text:p>
          </table:table-cell>
          <table:table-cell office:value-type="percentage" office:value="0.85735510693479644" table:style-name="ce47">
            <text:p>85,7%</text:p>
          </table:table-cell>
          <table:table-cell office:value-type="float" office:value="59635" table:style-name="ce46">
            <text:p>59.635</text:p>
          </table:table-cell>
          <table:table-cell office:value-type="percentage" office:value="0.86676259411063628" table:style-name="ce47">
            <text:p>86,7%</text:p>
          </table:table-cell>
          <table:table-cell office:value-type="float" office:value="52375" table:style-name="ce46">
            <text:p>52.375</text:p>
          </table:table-cell>
          <table:table-cell office:value-type="percentage" office:value="0.91053702126180003" table:style-name="ce47">
            <text:p>91,1%</text:p>
          </table:table-cell>
          <table:table-cell office:value-type="float" office:value="537879" table:style-name="ce46">
            <text:p>537.879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709945636998559" table:style-name="ce47">
            <text:p>92,7%</text:p>
          </table:table-cell>
          <table:table-cell office:value-type="percentage" office:value="0.81787535695061542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00" table:style-name="ce46">
            <text:p>164.700</text:p>
          </table:table-cell>
          <table:table-cell office:value-type="percentage" office:value="1" table:style-name="ce47">
            <text:p>100,0%</text:p>
          </table:table-cell>
          <table:table-cell office:value-type="float" office:value="214346" table:style-name="ce46">
            <text:p>214.346</text:p>
          </table:table-cell>
          <table:table-cell office:value-type="percentage" office:value="0.99066396753648911" table:style-name="ce47">
            <text:p>99,1%</text:p>
          </table:table-cell>
          <table:table-cell office:value-type="float" office:value="280104" table:style-name="ce46">
            <text:p>280.104</text:p>
          </table:table-cell>
          <table:table-cell office:value-type="percentage" office:value="0.98571594472186741" table:style-name="ce47">
            <text:p>98,6%</text:p>
          </table:table-cell>
          <table:table-cell office:value-type="float" office:value="326832" table:style-name="ce46">
            <text:p>326.832</text:p>
          </table:table-cell>
          <table:table-cell office:value-type="percentage" office:value="0.96848580750117785" table:style-name="ce47">
            <text:p>96,8%</text:p>
          </table:table-cell>
          <table:table-cell office:value-type="float" office:value="325971" table:style-name="ce46">
            <text:p>325.971</text:p>
          </table:table-cell>
          <table:table-cell office:value-type="percentage" office:value="0.93652604118782756" table:style-name="ce47">
            <text:p>93,7%</text:p>
          </table:table-cell>
          <table:table-cell office:value-type="float" office:value="211240" table:style-name="ce46">
            <text:p>211.240</text:p>
          </table:table-cell>
          <table:table-cell office:value-type="percentage" office:value="0.8889262945273213" table:style-name="ce47">
            <text:p>88,9%</text:p>
          </table:table-cell>
          <table:table-cell office:value-type="float" office:value="174437" table:style-name="ce46">
            <text:p>174.437</text:p>
          </table:table-cell>
          <table:table-cell office:value-type="percentage" office:value="0.87562181562633334" table:style-name="ce47">
            <text:p>87,6%</text:p>
          </table:table-cell>
          <table:table-cell office:value-type="float" office:value="158524" table:style-name="ce46">
            <text:p>158.524</text:p>
          </table:table-cell>
          <table:table-cell office:value-type="percentage" office:value="0.91729401621368267" table:style-name="ce47">
            <text:p>91,7%</text:p>
          </table:table-cell>
          <table:table-cell office:value-type="float" office:value="1856154" table:style-name="ce46">
            <text:p>1.856.154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4931653346139855" table:style-name="ce47">
            <text:p>94,9%</text:p>
          </table:table-cell>
          <table:table-cell office:value-type="percentage" office:value="0.84914552671018173" table:style-name="ce47">
            <text:p>84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7" table:style-name="ce46">
            <text:p>2.417</text:p>
          </table:table-cell>
          <table:table-cell office:value-type="percentage" office:value="0.85195629185759603" table:style-name="ce47">
            <text:p>85,2%</text:p>
          </table:table-cell>
          <table:table-cell office:value-type="float" office:value="3914" table:style-name="ce46">
            <text:p>3.914</text:p>
          </table:table-cell>
          <table:table-cell office:value-type="percentage" office:value="0.88873751135331513" table:style-name="ce47">
            <text:p>88,9%</text:p>
          </table:table-cell>
          <table:table-cell office:value-type="float" office:value="7717" table:style-name="ce46">
            <text:p>7.717</text:p>
          </table:table-cell>
          <table:table-cell office:value-type="percentage" office:value="0.92652179133149237" table:style-name="ce47">
            <text:p>92,7%</text:p>
          </table:table-cell>
          <table:table-cell office:value-type="float" office:value="10687" table:style-name="ce46">
            <text:p>10.687</text:p>
          </table:table-cell>
          <table:table-cell office:value-type="percentage" office:value="0.92472094834299556" table:style-name="ce47">
            <text:p>92,5%</text:p>
          </table:table-cell>
          <table:table-cell office:value-type="float" office:value="11308" table:style-name="ce46">
            <text:p>11.308</text:p>
          </table:table-cell>
          <table:table-cell office:value-type="percentage" office:value="0.91510884518896174" table:style-name="ce47">
            <text:p>91,5%</text:p>
          </table:table-cell>
          <table:table-cell office:value-type="float" office:value="9504" table:style-name="ce46">
            <text:p>9.504</text:p>
          </table:table-cell>
          <table:table-cell office:value-type="percentage" office:value="0.8337573471357137" table:style-name="ce47">
            <text:p>83,4%</text:p>
          </table:table-cell>
          <table:table-cell office:value-type="float" office:value="9586" table:style-name="ce46">
            <text:p>9.586</text:p>
          </table:table-cell>
          <table:table-cell office:value-type="percentage" office:value="0.88228255867464334" table:style-name="ce47">
            <text:p>88,2%</text:p>
          </table:table-cell>
          <table:table-cell office:value-type="float" office:value="9205" table:style-name="ce46">
            <text:p>9.205</text:p>
          </table:table-cell>
          <table:table-cell office:value-type="percentage" office:value="0.99181122723844417" table:style-name="ce47">
            <text:p>99,2%</text:p>
          </table:table-cell>
          <table:table-cell office:value-type="float" office:value="64338" table:style-name="ce46">
            <text:p>64.338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0579903982880228" table:style-name="ce47">
            <text:p>90,6%</text:p>
          </table:table-cell>
          <table:table-cell office:value-type="percentage" office:value="0.77035813067998127" table:style-name="ce47">
            <text:p>77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7" table:style-name="ce46">
            <text:p>2.097</text:p>
          </table:table-cell>
          <table:table-cell office:value-type="percentage" office:value="0.83512544802867383" table:style-name="ce47">
            <text:p>83,5%</text:p>
          </table:table-cell>
          <table:table-cell office:value-type="float" office:value="3430" table:style-name="ce46">
            <text:p>3.430</text:p>
          </table:table-cell>
          <table:table-cell office:value-type="percentage" office:value="0.90191953720746776" table:style-name="ce47">
            <text:p>90,2%</text:p>
          </table:table-cell>
          <table:table-cell office:value-type="float" office:value="7504" table:style-name="ce46">
            <text:p>7.504</text:p>
          </table:table-cell>
          <table:table-cell office:value-type="percentage" office:value="0.93741411617738912" table:style-name="ce47">
            <text:p>93,7%</text:p>
          </table:table-cell>
          <table:table-cell office:value-type="float" office:value="10154" table:style-name="ce46">
            <text:p>10.154</text:p>
          </table:table-cell>
          <table:table-cell office:value-type="percentage" office:value="0.94009813906119799" table:style-name="ce47">
            <text:p>94,0%</text:p>
          </table:table-cell>
          <table:table-cell office:value-type="float" office:value="10652" table:style-name="ce46">
            <text:p>10.652</text:p>
          </table:table-cell>
          <table:table-cell office:value-type="percentage" office:value="0.97518996612652198" table:style-name="ce47">
            <text:p>97,5%</text:p>
          </table:table-cell>
          <table:table-cell office:value-type="float" office:value="9239" table:style-name="ce46">
            <text:p>9.239</text:p>
          </table:table-cell>
          <table:table-cell office:value-type="percentage" office:value="0.84359021183345506" table:style-name="ce47">
            <text:p>84,4%</text:p>
          </table:table-cell>
          <table:table-cell office:value-type="float" office:value="9588" table:style-name="ce46">
            <text:p>9.588</text:p>
          </table:table-cell>
          <table:table-cell office:value-type="percentage" office:value="0.82011803951757767" table:style-name="ce47">
            <text:p>82,0%</text:p>
          </table:table-cell>
          <table:table-cell office:value-type="float" office:value="8644" table:style-name="ce46">
            <text:p>8.644</text:p>
          </table:table-cell>
          <table:table-cell office:value-type="percentage" office:value="0.90229645093945721" table:style-name="ce47">
            <text:p>90,2%</text:p>
          </table:table-cell>
          <table:table-cell office:value-type="float" office:value="61308" table:style-name="ce46">
            <text:p>61.308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80751765153957" table:style-name="ce47">
            <text:p>89,8%</text:p>
          </table:table-cell>
          <table:table-cell office:value-type="percentage" office:value="0.72966603984670686" table:style-name="ce47">
            <text:p>73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6" table:style-name="ce46">
            <text:p>3.696</text:p>
          </table:table-cell>
          <table:table-cell office:value-type="string" table:style-name="ce47">
            <text:p>-</text:p>
          </table:table-cell>
          <table:table-cell office:value-type="float" office:value="9706" table:style-name="ce46">
            <text:p>9.706</text:p>
          </table:table-cell>
          <table:table-cell office:value-type="string" table:style-name="ce47">
            <text:p>-</text:p>
          </table:table-cell>
          <table:table-cell office:value-type="float" office:value="22754" table:style-name="ce46">
            <text:p>22.754</text:p>
          </table:table-cell>
          <table:table-cell office:value-type="string" table:style-name="ce47">
            <text:p>-</text:p>
          </table:table-cell>
          <table:table-cell office:value-type="float" office:value="32900" table:style-name="ce46">
            <text:p>32.900</text:p>
          </table:table-cell>
          <table:table-cell office:value-type="string" table:style-name="ce47">
            <text:p>-</text:p>
          </table:table-cell>
          <table:table-cell office:value-type="float" office:value="25057" table:style-name="ce46">
            <text:p>25.057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392" table:style-name="ce46">
            <text:p>95.39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3" table:style-name="ce49">
            <text:p>313</text:p>
          </table:table-cell>
          <table:table-cell office:value-type="string" table:style-name="ce50">
            <text:p>-</text:p>
          </table:table-cell>
          <table:table-cell office:value-type="float" office:value="910" table:style-name="ce49">
            <text:p>910</text:p>
          </table:table-cell>
          <table:table-cell office:value-type="string" table:style-name="ce50">
            <text:p>-</text:p>
          </table:table-cell>
          <table:table-cell office:value-type="float" office:value="1898" table:style-name="ce49">
            <text:p>1.898</text:p>
          </table:table-cell>
          <table:table-cell office:value-type="string" table:style-name="ce50">
            <text:p>-</text:p>
          </table:table-cell>
          <table:table-cell office:value-type="float" office:value="2355" table:style-name="ce49">
            <text:p>2.355</text:p>
          </table:table-cell>
          <table:table-cell office:value-type="string" table:style-name="ce50">
            <text:p>-</text:p>
          </table:table-cell>
          <table:table-cell office:value-type="float" office:value="2079" table:style-name="ce49">
            <text:p>2.079</text:p>
          </table:table-cell>
          <table:table-cell office:value-type="string" table:style-name="ce50">
            <text:p>-</text:p>
          </table:table-cell>
          <table:table-cell office:value-type="float" office:value="265" table:style-name="ce49">
            <text:p>265</text:p>
          </table:table-cell>
          <table:table-cell office:value-type="string" table:style-name="ce50">
            <text:p>-</text:p>
          </table:table-cell>
          <table:table-cell office:value-type="float" office:value="7905" table:style-name="ce49">
            <text:p>7.90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9352" table:style-name="ce53">
            <text:p>2.949.352</text:p>
          </table:table-cell>
          <table:table-cell office:value-type="percentage" office:value="1" table:style-name="ce54">
            <text:p>100,0%</text:p>
          </table:table-cell>
          <table:table-cell office:value-type="float" office:value="3964120" table:style-name="ce53">
            <text:p>3.964.120</text:p>
          </table:table-cell>
          <table:table-cell office:value-type="percentage" office:value="0.99181626234197162" table:style-name="ce54">
            <text:p>99,2%</text:p>
          </table:table-cell>
          <table:table-cell office:value-type="float" office:value="5328437" table:style-name="ce53">
            <text:p>5.328.437</text:p>
          </table:table-cell>
          <table:table-cell office:value-type="percentage" office:value="0.96745932029210224" table:style-name="ce54">
            <text:p>96,7%</text:p>
          </table:table-cell>
          <table:table-cell office:value-type="float" office:value="6757678" table:style-name="ce53">
            <text:p>6.757.678</text:p>
          </table:table-cell>
          <table:table-cell office:value-type="percentage" office:value="0.94781894477113671" table:style-name="ce54">
            <text:p>94,8%</text:p>
          </table:table-cell>
          <table:table-cell office:value-type="float" office:value="7113438" table:style-name="ce53">
            <text:p>7.113.438</text:p>
          </table:table-cell>
          <table:table-cell office:value-type="percentage" office:value="0.91001825809204984" table:style-name="ce54">
            <text:p>91,0%</text:p>
          </table:table-cell>
          <table:table-cell office:value-type="float" office:value="5099580" table:style-name="ce53">
            <text:p>5.099.580</text:p>
          </table:table-cell>
          <table:table-cell office:value-type="percentage" office:value="0.85822329780108453" table:style-name="ce54">
            <text:p>85,8%</text:p>
          </table:table-cell>
          <table:table-cell office:value-type="float" office:value="4215680" table:style-name="ce53">
            <text:p>4.215.680</text:p>
          </table:table-cell>
          <table:table-cell office:value-type="percentage" office:value="0.85604429187721653" table:style-name="ce54">
            <text:p>85,6%</text:p>
          </table:table-cell>
          <table:table-cell office:value-type="float" office:value="3588789" table:style-name="ce53">
            <text:p>3.588.789</text:p>
          </table:table-cell>
          <table:table-cell office:value-type="percentage" office:value="0.90080904386136218" table:style-name="ce54">
            <text:p>90,1%</text:p>
          </table:table-cell>
          <table:table-cell office:value-type="float" office:value="39017074" table:style-name="ce53">
            <text:p>39.017.074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490324708291682" table:style-name="ce54">
            <text:p>92,5%</text:p>
          </table:table-cell>
          <table:table-cell office:value-type="percentage" office:value="0.82316764952420529" table:style-name="ce54">
            <text:p>82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210" table:style-name="ce43">
            <text:p>430.210</text:p>
          </table:table-cell>
          <table:table-cell office:value-type="percentage" office:value="1" table:style-name="ce44">
            <text:p>100,0%</text:p>
          </table:table-cell>
          <table:table-cell office:value-type="float" office:value="652071" table:style-name="ce43">
            <text:p>652.071</text:p>
          </table:table-cell>
          <table:table-cell office:value-type="percentage" office:value="0.996558274735872" table:style-name="ce44">
            <text:p>99,7%</text:p>
          </table:table-cell>
          <table:table-cell office:value-type="float" office:value="928924" table:style-name="ce43">
            <text:p>928.924</text:p>
          </table:table-cell>
          <table:table-cell office:value-type="percentage" office:value="0.96941754006610115" table:style-name="ce44">
            <text:p>96,9%</text:p>
          </table:table-cell>
          <table:table-cell office:value-type="float" office:value="1216507" table:style-name="ce43">
            <text:p>1.216.507</text:p>
          </table:table-cell>
          <table:table-cell office:value-type="percentage" office:value="0.94479302822091793" table:style-name="ce44">
            <text:p>94,5%</text:p>
          </table:table-cell>
          <table:table-cell office:value-type="float" office:value="1256567" table:style-name="ce43">
            <text:p>1.256.567</text:p>
          </table:table-cell>
          <table:table-cell office:value-type="percentage" office:value="0.90770376555980625" table:style-name="ce44">
            <text:p>90,8%</text:p>
          </table:table-cell>
          <table:table-cell office:value-type="float" office:value="936994" table:style-name="ce43">
            <text:p>936.994</text:p>
          </table:table-cell>
          <table:table-cell office:value-type="percentage" office:value="0.85044196944379646" table:style-name="ce44">
            <text:p>85,0%</text:p>
          </table:table-cell>
          <table:table-cell office:value-type="float" office:value="776196" table:style-name="ce43">
            <text:p>776.196</text:p>
          </table:table-cell>
          <table:table-cell office:value-type="percentage" office:value="0.83812325075152894" table:style-name="ce44">
            <text:p>83,8%</text:p>
          </table:table-cell>
          <table:table-cell office:value-type="float" office:value="684121" table:style-name="ce43">
            <text:p>684.121</text:p>
          </table:table-cell>
          <table:table-cell office:value-type="percentage" office:value="0.88519705090017931" table:style-name="ce44">
            <text:p>88,5%</text:p>
          </table:table-cell>
          <table:table-cell office:value-type="float" office:value="6881590" table:style-name="ce43">
            <text:p>6.881.590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656705076781386" table:style-name="ce44">
            <text:p>91,7%</text:p>
          </table:table-cell>
          <table:table-cell office:value-type="percentage" office:value="0.80938771616861815" table:style-name="ce44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53" table:style-name="ce46">
            <text:p>100.453</text:p>
          </table:table-cell>
          <table:table-cell office:value-type="percentage" office:value="1" table:style-name="ce47">
            <text:p>100,0%</text:p>
          </table:table-cell>
          <table:table-cell office:value-type="float" office:value="119069" table:style-name="ce46">
            <text:p>119.069</text:p>
          </table:table-cell>
          <table:table-cell office:value-type="percentage" office:value="0.99535214211076284" table:style-name="ce47">
            <text:p>99,5%</text:p>
          </table:table-cell>
          <table:table-cell office:value-type="float" office:value="154083" table:style-name="ce46">
            <text:p>154.083</text:p>
          </table:table-cell>
          <table:table-cell office:value-type="percentage" office:value="0.955198065835968" table:style-name="ce47">
            <text:p>95,5%</text:p>
          </table:table-cell>
          <table:table-cell office:value-type="float" office:value="186116" table:style-name="ce46">
            <text:p>186.116</text:p>
          </table:table-cell>
          <table:table-cell office:value-type="percentage" office:value="0.92608847091605717" table:style-name="ce47">
            <text:p>92,6%</text:p>
          </table:table-cell>
          <table:table-cell office:value-type="float" office:value="188830" table:style-name="ce46">
            <text:p>188.830</text:p>
          </table:table-cell>
          <table:table-cell office:value-type="percentage" office:value="0.88388247354156813" table:style-name="ce47">
            <text:p>88,4%</text:p>
          </table:table-cell>
          <table:table-cell office:value-type="float" office:value="127346" table:style-name="ce46">
            <text:p>127.346</text:p>
          </table:table-cell>
          <table:table-cell office:value-type="percentage" office:value="0.80457170295303204" table:style-name="ce47">
            <text:p>80,5%</text:p>
          </table:table-cell>
          <table:table-cell office:value-type="float" office:value="105603" table:style-name="ce46">
            <text:p>105.603</text:p>
          </table:table-cell>
          <table:table-cell office:value-type="percentage" office:value="0.80737473050046638" table:style-name="ce47">
            <text:p>80,7%</text:p>
          </table:table-cell>
          <table:table-cell office:value-type="float" office:value="89526" table:style-name="ce46">
            <text:p>89.526</text:p>
          </table:table-cell>
          <table:table-cell office:value-type="percentage" office:value="0.83640236553715075" table:style-name="ce47">
            <text:p>83,6%</text:p>
          </table:table-cell>
          <table:table-cell office:value-type="float" office:value="1071026" table:style-name="ce46">
            <text:p>1.071.026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0469813554306" table:style-name="ce47">
            <text:p>90,0%</text:p>
          </table:table-cell>
          <table:table-cell office:value-type="percentage" office:value="0.80459728667233099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05" table:style-name="ce46">
            <text:p>88.305</text:p>
          </table:table-cell>
          <table:table-cell office:value-type="percentage" office:value="1" table:style-name="ce47">
            <text:p>100,0%</text:p>
          </table:table-cell>
          <table:table-cell office:value-type="float" office:value="114098" table:style-name="ce46">
            <text:p>114.098</text:p>
          </table:table-cell>
          <table:table-cell office:value-type="percentage" office:value="1" table:style-name="ce47">
            <text:p>100,0%</text:p>
          </table:table-cell>
          <table:table-cell office:value-type="float" office:value="147833" table:style-name="ce46">
            <text:p>147.833</text:p>
          </table:table-cell>
          <table:table-cell office:value-type="percentage" office:value="0.97264951641555364" table:style-name="ce47">
            <text:p>97,3%</text:p>
          </table:table-cell>
          <table:table-cell office:value-type="float" office:value="152899" table:style-name="ce46">
            <text:p>152.899</text:p>
          </table:table-cell>
          <table:table-cell office:value-type="percentage" office:value="0.94333767267387691" table:style-name="ce47">
            <text:p>94,3%</text:p>
          </table:table-cell>
          <table:table-cell office:value-type="float" office:value="150695" table:style-name="ce46">
            <text:p>150.695</text:p>
          </table:table-cell>
          <table:table-cell office:value-type="percentage" office:value="0.90823891031822568" table:style-name="ce47">
            <text:p>90,8%</text:p>
          </table:table-cell>
          <table:table-cell office:value-type="float" office:value="90609" table:style-name="ce46">
            <text:p>90.609</text:p>
          </table:table-cell>
          <table:table-cell office:value-type="percentage" office:value="0.83440616625687214" table:style-name="ce47">
            <text:p>83,4%</text:p>
          </table:table-cell>
          <table:table-cell office:value-type="float" office:value="66287" table:style-name="ce46">
            <text:p>66.287</text:p>
          </table:table-cell>
          <table:table-cell office:value-type="percentage" office:value="0.83651346508164859" table:style-name="ce47">
            <text:p>83,7%</text:p>
          </table:table-cell>
          <table:table-cell office:value-type="float" office:value="60460" table:style-name="ce46">
            <text:p>60.460</text:p>
          </table:table-cell>
          <table:table-cell office:value-type="percentage" office:value="0.92650484246659315" table:style-name="ce47">
            <text:p>92,7%</text:p>
          </table:table-cell>
          <table:table-cell office:value-type="float" office:value="871186" table:style-name="ce46">
            <text:p>871.186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630910734302975" table:style-name="ce47">
            <text:p>93,6%</text:p>
          </table:table-cell>
          <table:table-cell office:value-type="percentage" office:value="0.8601001689227546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54" table:style-name="ce46">
            <text:p>51.254</text:p>
          </table:table-cell>
          <table:table-cell office:value-type="percentage" office:value="0.95564298100050338" table:style-name="ce47">
            <text:p>95,6%</text:p>
          </table:table-cell>
          <table:table-cell office:value-type="float" office:value="79412" table:style-name="ce46">
            <text:p>79.412</text:p>
          </table:table-cell>
          <table:table-cell office:value-type="percentage" office:value="0.91033312699176927" table:style-name="ce47">
            <text:p>91,0%</text:p>
          </table:table-cell>
          <table:table-cell office:value-type="float" office:value="111189" table:style-name="ce46">
            <text:p>111.189</text:p>
          </table:table-cell>
          <table:table-cell office:value-type="percentage" office:value="0.87280305825280824" table:style-name="ce47">
            <text:p>87,3%</text:p>
          </table:table-cell>
          <table:table-cell office:value-type="float" office:value="151678" table:style-name="ce46">
            <text:p>151.678</text:p>
          </table:table-cell>
          <table:table-cell office:value-type="percentage" office:value="0.85448543164251756" table:style-name="ce47">
            <text:p>85,4%</text:p>
          </table:table-cell>
          <table:table-cell office:value-type="float" office:value="170856" table:style-name="ce46">
            <text:p>170.856</text:p>
          </table:table-cell>
          <table:table-cell office:value-type="percentage" office:value="0.78872511229186193" table:style-name="ce47">
            <text:p>78,9%</text:p>
          </table:table-cell>
          <table:table-cell office:value-type="float" office:value="131103" table:style-name="ce46">
            <text:p>131.103</text:p>
          </table:table-cell>
          <table:table-cell office:value-type="percentage" office:value="0.71233434937814799" table:style-name="ce47">
            <text:p>71,2%</text:p>
          </table:table-cell>
          <table:table-cell office:value-type="float" office:value="100841" table:style-name="ce46">
            <text:p>100.841</text:p>
          </table:table-cell>
          <table:table-cell office:value-type="percentage" office:value="0.73492307580185556" table:style-name="ce47">
            <text:p>73,5%</text:p>
          </table:table-cell>
          <table:table-cell office:value-type="float" office:value="78403" table:style-name="ce46">
            <text:p>78.403</text:p>
          </table:table-cell>
          <table:table-cell office:value-type="percentage" office:value="0.78768485773991315" table:style-name="ce47">
            <text:p>78,8%</text:p>
          </table:table-cell>
          <table:table-cell office:value-type="float" office:value="874736" table:style-name="ce46">
            <text:p>874.736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755769779364039" table:style-name="ce47">
            <text:p>80,8%</text:p>
          </table:table-cell>
          <table:table-cell office:value-type="percentage" office:value="0.71712897870508907" table:style-name="ce47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94" table:style-name="ce46">
            <text:p>92.394</text:p>
          </table:table-cell>
          <table:table-cell office:value-type="percentage" office:value="0.92060740120762841" table:style-name="ce47">
            <text:p>92,1%</text:p>
          </table:table-cell>
          <table:table-cell office:value-type="float" office:value="151071" table:style-name="ce46">
            <text:p>151.071</text:p>
          </table:table-cell>
          <table:table-cell office:value-type="percentage" office:value="0.90220727876449724" table:style-name="ce47">
            <text:p>90,2%</text:p>
          </table:table-cell>
          <table:table-cell office:value-type="float" office:value="222746" table:style-name="ce46">
            <text:p>222.746</text:p>
          </table:table-cell>
          <table:table-cell office:value-type="percentage" office:value="0.88547633718272345" table:style-name="ce47">
            <text:p>88,5%</text:p>
          </table:table-cell>
          <table:table-cell office:value-type="float" office:value="321002" table:style-name="ce46">
            <text:p>321.002</text:p>
          </table:table-cell>
          <table:table-cell office:value-type="percentage" office:value="0.87170296024135974" table:style-name="ce47">
            <text:p>87,2%</text:p>
          </table:table-cell>
          <table:table-cell office:value-type="float" office:value="318115" table:style-name="ce46">
            <text:p>318.115</text:p>
          </table:table-cell>
          <table:table-cell office:value-type="percentage" office:value="0.80718336483931952" table:style-name="ce47">
            <text:p>80,7%</text:p>
          </table:table-cell>
          <table:table-cell office:value-type="float" office:value="228792" table:style-name="ce46">
            <text:p>228.792</text:p>
          </table:table-cell>
          <table:table-cell office:value-type="percentage" office:value="0.73128727681853345" table:style-name="ce47">
            <text:p>73,1%</text:p>
          </table:table-cell>
          <table:table-cell office:value-type="float" office:value="185543" table:style-name="ce46">
            <text:p>185.543</text:p>
          </table:table-cell>
          <table:table-cell office:value-type="percentage" office:value="0.72855959257237768" table:style-name="ce47">
            <text:p>72,9%</text:p>
          </table:table-cell>
          <table:table-cell office:value-type="float" office:value="152141" table:style-name="ce46">
            <text:p>152.141</text:p>
          </table:table-cell>
          <table:table-cell office:value-type="percentage" office:value="0.82566412503731035" table:style-name="ce47">
            <text:p>82,6%</text:p>
          </table:table-cell>
          <table:table-cell office:value-type="float" office:value="1671804" table:style-name="ce46">
            <text:p>1.671.804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212604492816121" table:style-name="ce47">
            <text:p>82,2%</text:p>
          </table:table-cell>
          <table:table-cell office:value-type="percentage" office:value="0.74488820688576607" table:style-name="ce47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00" table:style-name="ce46">
            <text:p>42.200</text:p>
          </table:table-cell>
          <table:table-cell office:value-type="percentage" office:value="1" table:style-name="ce47">
            <text:p>100,0%</text:p>
          </table:table-cell>
          <table:table-cell office:value-type="float" office:value="55994" table:style-name="ce46">
            <text:p>55.994</text:p>
          </table:table-cell>
          <table:table-cell office:value-type="percentage" office:value="1" table:style-name="ce47">
            <text:p>100,0%</text:p>
          </table:table-cell>
          <table:table-cell office:value-type="float" office:value="76742" table:style-name="ce46">
            <text:p>76.742</text:p>
          </table:table-cell>
          <table:table-cell office:value-type="percentage" office:value="0.96826778707243522" table:style-name="ce47">
            <text:p>96,8%</text:p>
          </table:table-cell>
          <table:table-cell office:value-type="float" office:value="84541" table:style-name="ce46">
            <text:p>84.541</text:p>
          </table:table-cell>
          <table:table-cell office:value-type="percentage" office:value="0.9293283500054963" table:style-name="ce47">
            <text:p>92,9%</text:p>
          </table:table-cell>
          <table:table-cell office:value-type="float" office:value="88448" table:style-name="ce46">
            <text:p>88.448</text:p>
          </table:table-cell>
          <table:table-cell office:value-type="percentage" office:value="0.90822089417370055" table:style-name="ce47">
            <text:p>90,8%</text:p>
          </table:table-cell>
          <table:table-cell office:value-type="float" office:value="55668" table:style-name="ce46">
            <text:p>55.668</text:p>
          </table:table-cell>
          <table:table-cell office:value-type="percentage" office:value="0.82891092647190212" table:style-name="ce47">
            <text:p>82,9%</text:p>
          </table:table-cell>
          <table:table-cell office:value-type="float" office:value="42129" table:style-name="ce46">
            <text:p>42.129</text:p>
          </table:table-cell>
          <table:table-cell office:value-type="percentage" office:value="0.8281210072140428" table:style-name="ce47">
            <text:p>82,8%</text:p>
          </table:table-cell>
          <table:table-cell office:value-type="float" office:value="40996" table:style-name="ce46">
            <text:p>40.996</text:p>
          </table:table-cell>
          <table:table-cell office:value-type="percentage" office:value="0.9053287105536294" table:style-name="ce47">
            <text:p>90,5%</text:p>
          </table:table-cell>
          <table:table-cell office:value-type="float" office:value="486718" table:style-name="ce46">
            <text:p>486.718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345492560647513" table:style-name="ce47">
            <text:p>92,3%</text:p>
          </table:table-cell>
          <table:table-cell office:value-type="percentage" office:value="0.83391387035149189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58" table:style-name="ce46">
            <text:p>227.958</text:p>
          </table:table-cell>
          <table:table-cell office:value-type="percentage" office:value="1" table:style-name="ce47">
            <text:p>100,0%</text:p>
          </table:table-cell>
          <table:table-cell office:value-type="float" office:value="250438" table:style-name="ce46">
            <text:p>250.438</text:p>
          </table:table-cell>
          <table:table-cell office:value-type="percentage" office:value="1" table:style-name="ce47">
            <text:p>100,0%</text:p>
          </table:table-cell>
          <table:table-cell office:value-type="float" office:value="322176" table:style-name="ce46">
            <text:p>322.176</text:p>
          </table:table-cell>
          <table:table-cell office:value-type="percentage" office:value="0.98451609354516367" table:style-name="ce47">
            <text:p>98,5%</text:p>
          </table:table-cell>
          <table:table-cell office:value-type="float" office:value="352812" table:style-name="ce46">
            <text:p>352.812</text:p>
          </table:table-cell>
          <table:table-cell office:value-type="percentage" office:value="0.92552262180517997" table:style-name="ce47">
            <text:p>92,6%</text:p>
          </table:table-cell>
          <table:table-cell office:value-type="float" office:value="320476" table:style-name="ce46">
            <text:p>320.476</text:p>
          </table:table-cell>
          <table:table-cell office:value-type="percentage" office:value="0.88971188388737432" table:style-name="ce47">
            <text:p>89,0%</text:p>
          </table:table-cell>
          <table:table-cell office:value-type="float" office:value="212498" table:style-name="ce46">
            <text:p>212.498</text:p>
          </table:table-cell>
          <table:table-cell office:value-type="percentage" office:value="0.82076615862372637" table:style-name="ce47">
            <text:p>82,1%</text:p>
          </table:table-cell>
          <table:table-cell office:value-type="float" office:value="173163" table:style-name="ce46">
            <text:p>173.163</text:p>
          </table:table-cell>
          <table:table-cell office:value-type="percentage" office:value="0.81765897468587534" table:style-name="ce47">
            <text:p>81,8%</text:p>
          </table:table-cell>
          <table:table-cell office:value-type="float" office:value="142812" table:style-name="ce46">
            <text:p>142.812</text:p>
          </table:table-cell>
          <table:table-cell office:value-type="percentage" office:value="0.84907073805871647" table:style-name="ce47">
            <text:p>84,9%</text:p>
          </table:table-cell>
          <table:table-cell office:value-type="float" office:value="2002333" table:style-name="ce46">
            <text:p>2.002.333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182120103178922" table:style-name="ce47">
            <text:p>92,2%</text:p>
          </table:table-cell>
          <table:table-cell office:value-type="percentage" office:value="0.83897255105379975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54" table:style-name="ce46">
            <text:p>137.354</text:p>
          </table:table-cell>
          <table:table-cell office:value-type="percentage" office:value="1" table:style-name="ce47">
            <text:p>100,0%</text:p>
          </table:table-cell>
          <table:table-cell office:value-type="float" office:value="158308" table:style-name="ce46">
            <text:p>158.308</text:p>
          </table:table-cell>
          <table:table-cell office:value-type="percentage" office:value="1" table:style-name="ce47">
            <text:p>100,0%</text:p>
          </table:table-cell>
          <table:table-cell office:value-type="float" office:value="219737" table:style-name="ce46">
            <text:p>219.737</text:p>
          </table:table-cell>
          <table:table-cell office:value-type="percentage" office:value="0.96364043012261658" table:style-name="ce47">
            <text:p>96,4%</text:p>
          </table:table-cell>
          <table:table-cell office:value-type="float" office:value="282230" table:style-name="ce46">
            <text:p>282.230</text:p>
          </table:table-cell>
          <table:table-cell office:value-type="percentage" office:value="0.9063058955001011" table:style-name="ce47">
            <text:p>90,6%</text:p>
          </table:table-cell>
          <table:table-cell office:value-type="float" office:value="281451" table:style-name="ce46">
            <text:p>281.451</text:p>
          </table:table-cell>
          <table:table-cell office:value-type="percentage" office:value="0.85112540484636245" table:style-name="ce47">
            <text:p>85,1%</text:p>
          </table:table-cell>
          <table:table-cell office:value-type="float" office:value="200968" table:style-name="ce46">
            <text:p>200.968</text:p>
          </table:table-cell>
          <table:table-cell office:value-type="percentage" office:value="0.77969823589433218" table:style-name="ce47">
            <text:p>78,0%</text:p>
          </table:table-cell>
          <table:table-cell office:value-type="float" office:value="168888" table:style-name="ce46">
            <text:p>168.888</text:p>
          </table:table-cell>
          <table:table-cell office:value-type="percentage" office:value="0.7712062541097392" table:style-name="ce47">
            <text:p>77,1%</text:p>
          </table:table-cell>
          <table:table-cell office:value-type="float" office:value="148951" table:style-name="ce46">
            <text:p>148.951</text:p>
          </table:table-cell>
          <table:table-cell office:value-type="percentage" office:value="0.83766927610563724" table:style-name="ce47">
            <text:p>83,8%</text:p>
          </table:table-cell>
          <table:table-cell office:value-type="float" office:value="1597887" table:style-name="ce46">
            <text:p>1.597.887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7985399337695103" table:style-name="ce47">
            <text:p>88,0%</text:p>
          </table:table-cell>
          <table:table-cell office:value-type="percentage" office:value="0.77996842808163014" table:style-name="ce47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787" table:style-name="ce46">
            <text:p>454.787</text:p>
          </table:table-cell>
          <table:table-cell office:value-type="percentage" office:value="1" table:style-name="ce47">
            <text:p>100,0%</text:p>
          </table:table-cell>
          <table:table-cell office:value-type="float" office:value="617187" table:style-name="ce46">
            <text:p>617.187</text:p>
          </table:table-cell>
          <table:table-cell office:value-type="percentage" office:value="0.97082279436747332" table:style-name="ce47">
            <text:p>97,1%</text:p>
          </table:table-cell>
          <table:table-cell office:value-type="float" office:value="793628" table:style-name="ce46">
            <text:p>793.628</text:p>
          </table:table-cell>
          <table:table-cell office:value-type="percentage" office:value="0.93095940803581068" table:style-name="ce47">
            <text:p>93,1%</text:p>
          </table:table-cell>
          <table:table-cell office:value-type="float" office:value="1031363" table:style-name="ce46">
            <text:p>1.031.363</text:p>
          </table:table-cell>
          <table:table-cell office:value-type="percentage" office:value="0.93982327335222038" table:style-name="ce47">
            <text:p>94,0%</text:p>
          </table:table-cell>
          <table:table-cell office:value-type="float" office:value="1142512" table:style-name="ce46">
            <text:p>1.142.512</text:p>
          </table:table-cell>
          <table:table-cell office:value-type="percentage" office:value="0.89571550649533915" table:style-name="ce47">
            <text:p>89,6%</text:p>
          </table:table-cell>
          <table:table-cell office:value-type="float" office:value="799958" table:style-name="ce46">
            <text:p>799.958</text:p>
          </table:table-cell>
          <table:table-cell office:value-type="percentage" office:value="0.82757586165515584" table:style-name="ce47">
            <text:p>82,8%</text:p>
          </table:table-cell>
          <table:table-cell office:value-type="float" office:value="663375" table:style-name="ce46">
            <text:p>663.375</text:p>
          </table:table-cell>
          <table:table-cell office:value-type="percentage" office:value="0.80016380213955995" table:style-name="ce47">
            <text:p>80,0%</text:p>
          </table:table-cell>
          <table:table-cell office:value-type="float" office:value="556091" table:style-name="ce46">
            <text:p>556.091</text:p>
          </table:table-cell>
          <table:table-cell office:value-type="percentage" office:value="0.82830152987281103" table:style-name="ce47">
            <text:p>82,8%</text:p>
          </table:table-cell>
          <table:table-cell office:value-type="float" office:value="6058901" table:style-name="ce46">
            <text:p>6.058.901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332514942319952" table:style-name="ce47">
            <text:p>89,3%</text:p>
          </table:table-cell>
          <table:table-cell office:value-type="percentage" office:value="0.78981895134992941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17" table:style-name="ce46">
            <text:p>293.417</text:p>
          </table:table-cell>
          <table:table-cell office:value-type="percentage" office:value="1" table:style-name="ce47">
            <text:p>100,0%</text:p>
          </table:table-cell>
          <table:table-cell office:value-type="float" office:value="432962" table:style-name="ce46">
            <text:p>432.962</text:p>
          </table:table-cell>
          <table:table-cell office:value-type="percentage" office:value="0.98450574838099392" table:style-name="ce47">
            <text:p>98,5%</text:p>
          </table:table-cell>
          <table:table-cell office:value-type="float" office:value="569495" table:style-name="ce46">
            <text:p>569.495</text:p>
          </table:table-cell>
          <table:table-cell office:value-type="percentage" office:value="0.95370432394413374" table:style-name="ce47">
            <text:p>95,4%</text:p>
          </table:table-cell>
          <table:table-cell office:value-type="float" office:value="714402" table:style-name="ce46">
            <text:p>714.402</text:p>
          </table:table-cell>
          <table:table-cell office:value-type="percentage" office:value="0.9371713874925226" table:style-name="ce47">
            <text:p>93,7%</text:p>
          </table:table-cell>
          <table:table-cell office:value-type="float" office:value="754684" table:style-name="ce46">
            <text:p>754.684</text:p>
          </table:table-cell>
          <table:table-cell office:value-type="percentage" office:value="0.89766070394172637" table:style-name="ce47">
            <text:p>89,8%</text:p>
          </table:table-cell>
          <table:table-cell office:value-type="float" office:value="514319" table:style-name="ce46">
            <text:p>514.319</text:p>
          </table:table-cell>
          <table:table-cell office:value-type="percentage" office:value="0.83776088454377684" table:style-name="ce47">
            <text:p>83,8%</text:p>
          </table:table-cell>
          <table:table-cell office:value-type="float" office:value="429582" table:style-name="ce46">
            <text:p>429.582</text:p>
          </table:table-cell>
          <table:table-cell office:value-type="percentage" office:value="0.83776251869735729" table:style-name="ce47">
            <text:p>83,8%</text:p>
          </table:table-cell>
          <table:table-cell office:value-type="float" office:value="377603" table:style-name="ce46">
            <text:p>377.603</text:p>
          </table:table-cell>
          <table:table-cell office:value-type="percentage" office:value="0.8725278381769489" table:style-name="ce47">
            <text:p>87,3%</text:p>
          </table:table-cell>
          <table:table-cell office:value-type="float" office:value="4086464" table:style-name="ce46">
            <text:p>4.086.464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0971512631494122" table:style-name="ce47">
            <text:p>91,0%</text:p>
          </table:table-cell>
          <table:table-cell office:value-type="percentage" office:value="0.80967457195249892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17" table:style-name="ce46">
            <text:p>77.617</text:p>
          </table:table-cell>
          <table:table-cell office:value-type="percentage" office:value="1" table:style-name="ce47">
            <text:p>100,0%</text:p>
          </table:table-cell>
          <table:table-cell office:value-type="float" office:value="95680" table:style-name="ce46">
            <text:p>95.680</text:p>
          </table:table-cell>
          <table:table-cell office:value-type="percentage" office:value="1" table:style-name="ce47">
            <text:p>100,0%</text:p>
          </table:table-cell>
          <table:table-cell office:value-type="float" office:value="132330" table:style-name="ce46">
            <text:p>132.330</text:p>
          </table:table-cell>
          <table:table-cell office:value-type="percentage" office:value="1.0125875196082181" table:style-name="ce47">
            <text:p>101,3%</text:p>
          </table:table-cell>
          <table:table-cell office:value-type="float" office:value="161109" table:style-name="ce46">
            <text:p>161.109</text:p>
          </table:table-cell>
          <table:table-cell office:value-type="percentage" office:value="0.95925050460545513" table:style-name="ce47">
            <text:p>95,9%</text:p>
          </table:table-cell>
          <table:table-cell office:value-type="float" office:value="145391" table:style-name="ce46">
            <text:p>145.391</text:p>
          </table:table-cell>
          <table:table-cell office:value-type="percentage" office:value="0.92290651025797277" table:style-name="ce47">
            <text:p>92,3%</text:p>
          </table:table-cell>
          <table:table-cell office:value-type="float" office:value="112138" table:style-name="ce46">
            <text:p>112.138</text:p>
          </table:table-cell>
          <table:table-cell office:value-type="percentage" office:value="0.86364966651776776" table:style-name="ce47">
            <text:p>86,4%</text:p>
          </table:table-cell>
          <table:table-cell office:value-type="float" office:value="92350" table:style-name="ce46">
            <text:p>92.350</text:p>
          </table:table-cell>
          <table:table-cell office:value-type="percentage" office:value="0.82084511048299647" table:style-name="ce47">
            <text:p>82,1%</text:p>
          </table:table-cell>
          <table:table-cell office:value-type="float" office:value="77554" table:style-name="ce46">
            <text:p>77.554</text:p>
          </table:table-cell>
          <table:table-cell office:value-type="percentage" office:value="0.90485246590206392" table:style-name="ce47">
            <text:p>90,5%</text:p>
          </table:table-cell>
          <table:table-cell office:value-type="float" office:value="894169" table:style-name="ce46">
            <text:p>894.169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133952352377648" table:style-name="ce47">
            <text:p>94,1%</text:p>
          </table:table-cell>
          <table:table-cell office:value-type="percentage" office:value="0.84515108237342385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11" table:style-name="ce46">
            <text:p>241.411</text:p>
          </table:table-cell>
          <table:table-cell office:value-type="percentage" office:value="1" table:style-name="ce47">
            <text:p>100,0%</text:p>
          </table:table-cell>
          <table:table-cell office:value-type="float" office:value="291013" table:style-name="ce46">
            <text:p>291.013</text:p>
          </table:table-cell>
          <table:table-cell office:value-type="percentage" office:value="0.99665740832702598" table:style-name="ce47">
            <text:p>99,7%</text:p>
          </table:table-cell>
          <table:table-cell office:value-type="float" office:value="347078" table:style-name="ce46">
            <text:p>347.078</text:p>
          </table:table-cell>
          <table:table-cell office:value-type="percentage" office:value="0.98164981926995243" table:style-name="ce47">
            <text:p>98,2%</text:p>
          </table:table-cell>
          <table:table-cell office:value-type="float" office:value="391548" table:style-name="ce46">
            <text:p>391.548</text:p>
          </table:table-cell>
          <table:table-cell office:value-type="percentage" office:value="0.95686217008797658" table:style-name="ce47">
            <text:p>95,7%</text:p>
          </table:table-cell>
          <table:table-cell office:value-type="float" office:value="409182" table:style-name="ce46">
            <text:p>409.182</text:p>
          </table:table-cell>
          <table:table-cell office:value-type="percentage" office:value="0.92400138199834247" table:style-name="ce47">
            <text:p>92,4%</text:p>
          </table:table-cell>
          <table:table-cell office:value-type="float" office:value="264882" table:style-name="ce46">
            <text:p>264.882</text:p>
          </table:table-cell>
          <table:table-cell office:value-type="percentage" office:value="0.85833997627982039" table:style-name="ce47">
            <text:p>85,8%</text:p>
          </table:table-cell>
          <table:table-cell office:value-type="float" office:value="199600" table:style-name="ce46">
            <text:p>199.600</text:p>
          </table:table-cell>
          <table:table-cell office:value-type="percentage" office:value="0.86646235056129051" table:style-name="ce47">
            <text:p>86,6%</text:p>
          </table:table-cell>
          <table:table-cell office:value-type="float" office:value="172164" table:style-name="ce46">
            <text:p>172.164</text:p>
          </table:table-cell>
          <table:table-cell office:value-type="percentage" office:value="0.93902172964482067" table:style-name="ce47">
            <text:p>93,9%</text:p>
          </table:table-cell>
          <table:table-cell office:value-type="float" office:value="2316878" table:style-name="ce46">
            <text:p>2.316.878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33054561103722" table:style-name="ce47">
            <text:p>94,3%</text:p>
          </table:table-cell>
          <table:table-cell office:value-type="percentage" office:value="0.85909696997563101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0" table:style-name="ce46">
            <text:p>23.250</text:p>
          </table:table-cell>
          <table:table-cell office:value-type="percentage" office:value="1" table:style-name="ce47">
            <text:p>100,0%</text:p>
          </table:table-cell>
          <table:table-cell office:value-type="float" office:value="28640" table:style-name="ce46">
            <text:p>28.640</text:p>
          </table:table-cell>
          <table:table-cell office:value-type="percentage" office:value="1" table:style-name="ce47">
            <text:p>100,0%</text:p>
          </table:table-cell>
          <table:table-cell office:value-type="float" office:value="37966" table:style-name="ce46">
            <text:p>37.966</text:p>
          </table:table-cell>
          <table:table-cell office:value-type="percentage" office:value="0.9832185217796654" table:style-name="ce47">
            <text:p>98,3%</text:p>
          </table:table-cell>
          <table:table-cell office:value-type="float" office:value="45184" table:style-name="ce46">
            <text:p>45.184</text:p>
          </table:table-cell>
          <table:table-cell office:value-type="percentage" office:value="0.95124210526315789" table:style-name="ce47">
            <text:p>95,1%</text:p>
          </table:table-cell>
          <table:table-cell office:value-type="float" office:value="47455" table:style-name="ce46">
            <text:p>47.455</text:p>
          </table:table-cell>
          <table:table-cell office:value-type="percentage" office:value="0.91746577990874645" table:style-name="ce47">
            <text:p>91,7%</text:p>
          </table:table-cell>
          <table:table-cell office:value-type="float" office:value="31388" table:style-name="ce46">
            <text:p>31.388</text:p>
          </table:table-cell>
          <table:table-cell office:value-type="percentage" office:value="0.84749972999243983" table:style-name="ce47">
            <text:p>84,7%</text:p>
          </table:table-cell>
          <table:table-cell office:value-type="float" office:value="24434" table:style-name="ce46">
            <text:p>24.434</text:p>
          </table:table-cell>
          <table:table-cell office:value-type="percentage" office:value="0.80998475104422196" table:style-name="ce47">
            <text:p>81,0%</text:p>
          </table:table-cell>
          <table:table-cell office:value-type="float" office:value="22571" table:style-name="ce46">
            <text:p>22.571</text:p>
          </table:table-cell>
          <table:table-cell office:value-type="percentage" office:value="0.8686165095247258" table:style-name="ce47">
            <text:p>86,9%</text:p>
          </table:table-cell>
          <table:table-cell office:value-type="float" office:value="260888" table:style-name="ce46">
            <text:p>260.888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684711825748989" table:style-name="ce47">
            <text:p>92,7%</text:p>
          </table:table-cell>
          <table:table-cell office:value-type="percentage" office:value="0.82513536764333784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557" table:style-name="ce46">
            <text:p>372.557</text:p>
          </table:table-cell>
          <table:table-cell office:value-type="percentage" office:value="1" table:style-name="ce47">
            <text:p>100,0%</text:p>
          </table:table-cell>
          <table:table-cell office:value-type="float" office:value="511238" table:style-name="ce46">
            <text:p>511.238</text:p>
          </table:table-cell>
          <table:table-cell office:value-type="percentage" office:value="0.9699990513234038" table:style-name="ce47">
            <text:p>97,0%</text:p>
          </table:table-cell>
          <table:table-cell office:value-type="float" office:value="682744" table:style-name="ce46">
            <text:p>682.744</text:p>
          </table:table-cell>
          <table:table-cell office:value-type="percentage" office:value="0.94765274311618442" table:style-name="ce47">
            <text:p>94,8%</text:p>
          </table:table-cell>
          <table:table-cell office:value-type="float" office:value="942737" table:style-name="ce46">
            <text:p>942.737</text:p>
          </table:table-cell>
          <table:table-cell office:value-type="percentage" office:value="0.95249146509402793" table:style-name="ce47">
            <text:p>95,2%</text:p>
          </table:table-cell>
          <table:table-cell office:value-type="float" office:value="1031644" table:style-name="ce46">
            <text:p>1.031.644</text:p>
          </table:table-cell>
          <table:table-cell office:value-type="percentage" office:value="0.89240013044610322" table:style-name="ce47">
            <text:p>89,2%</text:p>
          </table:table-cell>
          <table:table-cell office:value-type="float" office:value="750354" table:style-name="ce46">
            <text:p>750.354</text:p>
          </table:table-cell>
          <table:table-cell office:value-type="percentage" office:value="0.8329455488408648" table:style-name="ce47">
            <text:p>83,3%</text:p>
          </table:table-cell>
          <table:table-cell office:value-type="float" office:value="603253" table:style-name="ce46">
            <text:p>603.253</text:p>
          </table:table-cell>
          <table:table-cell office:value-type="percentage" office:value="0.82013086681249725" table:style-name="ce47">
            <text:p>82,0%</text:p>
          </table:table-cell>
          <table:table-cell office:value-type="float" office:value="463913" table:style-name="ce46">
            <text:p>463.913</text:p>
          </table:table-cell>
          <table:table-cell office:value-type="percentage" office:value="0.81282720678417497" table:style-name="ce47">
            <text:p>81,3%</text:p>
          </table:table-cell>
          <table:table-cell office:value-type="float" office:value="5358440" table:style-name="ce46">
            <text:p>5.358.440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742464630170149" table:style-name="ce47">
            <text:p>89,7%</text:p>
          </table:table-cell>
          <table:table-cell office:value-type="percentage" office:value="0.79315814434588916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88" table:style-name="ce46">
            <text:p>73.388</text:p>
          </table:table-cell>
          <table:table-cell office:value-type="percentage" office:value="1" table:style-name="ce47">
            <text:p>100,0%</text:p>
          </table:table-cell>
          <table:table-cell office:value-type="float" office:value="102935" table:style-name="ce46">
            <text:p>102.935</text:p>
          </table:table-cell>
          <table:table-cell office:value-type="percentage" office:value="0.99050249225380571" table:style-name="ce47">
            <text:p>99,1%</text:p>
          </table:table-cell>
          <table:table-cell office:value-type="float" office:value="146047" table:style-name="ce46">
            <text:p>146.047</text:p>
          </table:table-cell>
          <table:table-cell office:value-type="percentage" office:value="0.95119218970828634" table:style-name="ce47">
            <text:p>95,1%</text:p>
          </table:table-cell>
          <table:table-cell office:value-type="float" office:value="207365" table:style-name="ce46">
            <text:p>207.365</text:p>
          </table:table-cell>
          <table:table-cell office:value-type="percentage" office:value="0.95076638102181077" table:style-name="ce47">
            <text:p>95,1%</text:p>
          </table:table-cell>
          <table:table-cell office:value-type="float" office:value="231712" table:style-name="ce46">
            <text:p>231.712</text:p>
          </table:table-cell>
          <table:table-cell office:value-type="percentage" office:value="0.91778760080485444" table:style-name="ce47">
            <text:p>91,8%</text:p>
          </table:table-cell>
          <table:table-cell office:value-type="float" office:value="168587" table:style-name="ce46">
            <text:p>168.587</text:p>
          </table:table-cell>
          <table:table-cell office:value-type="percentage" office:value="0.84685594301616485" table:style-name="ce47">
            <text:p>84,7%</text:p>
          </table:table-cell>
          <table:table-cell office:value-type="float" office:value="142836" table:style-name="ce46">
            <text:p>142.836</text:p>
          </table:table-cell>
          <table:table-cell office:value-type="percentage" office:value="0.82118443822259524" table:style-name="ce47">
            <text:p>82,1%</text:p>
          </table:table-cell>
          <table:table-cell office:value-type="float" office:value="122940" table:style-name="ce46">
            <text:p>122.940</text:p>
          </table:table-cell>
          <table:table-cell office:value-type="percentage" office:value="0.85011340377274991" table:style-name="ce47">
            <text:p>85,0%</text:p>
          </table:table-cell>
          <table:table-cell office:value-type="float" office:value="1195810" table:style-name="ce46">
            <text:p>1.195.810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0755714496051199" table:style-name="ce47">
            <text:p>90,8%</text:p>
          </table:table-cell>
          <table:table-cell office:value-type="percentage" office:value="0.79031720812437711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99" table:style-name="ce46">
            <text:p>42.199</text:p>
          </table:table-cell>
          <table:table-cell office:value-type="percentage" office:value="1" table:style-name="ce47">
            <text:p>100,0%</text:p>
          </table:table-cell>
          <table:table-cell office:value-type="float" office:value="55843" table:style-name="ce46">
            <text:p>55.843</text:p>
          </table:table-cell>
          <table:table-cell office:value-type="percentage" office:value="0.98592867231638415" table:style-name="ce47">
            <text:p>98,6%</text:p>
          </table:table-cell>
          <table:table-cell office:value-type="float" office:value="72055" table:style-name="ce46">
            <text:p>72.055</text:p>
          </table:table-cell>
          <table:table-cell office:value-type="percentage" office:value="0.9522267741509185" table:style-name="ce47">
            <text:p>95,2%</text:p>
          </table:table-cell>
          <table:table-cell office:value-type="float" office:value="91947" table:style-name="ce46">
            <text:p>91.947</text:p>
          </table:table-cell>
          <table:table-cell office:value-type="percentage" office:value="0.941134925996438" table:style-name="ce47">
            <text:p>94,1%</text:p>
          </table:table-cell>
          <table:table-cell office:value-type="float" office:value="95608" table:style-name="ce46">
            <text:p>95.608</text:p>
          </table:table-cell>
          <table:table-cell office:value-type="percentage" office:value="0.90432545425309541" table:style-name="ce47">
            <text:p>90,4%</text:p>
          </table:table-cell>
          <table:table-cell office:value-type="float" office:value="64705" table:style-name="ce46">
            <text:p>64.705</text:p>
          </table:table-cell>
          <table:table-cell office:value-type="percentage" office:value="0.8432926272986746" table:style-name="ce47">
            <text:p>84,3%</text:p>
          </table:table-cell>
          <table:table-cell office:value-type="float" office:value="58083" table:style-name="ce46">
            <text:p>58.083</text:p>
          </table:table-cell>
          <table:table-cell office:value-type="percentage" office:value="0.84420511031656054" table:style-name="ce47">
            <text:p>84,4%</text:p>
          </table:table-cell>
          <table:table-cell office:value-type="float" office:value="50978" table:style-name="ce46">
            <text:p>50.978</text:p>
          </table:table-cell>
          <table:table-cell office:value-type="percentage" office:value="0.88625023904313205" table:style-name="ce47">
            <text:p>88,6%</text:p>
          </table:table-cell>
          <table:table-cell office:value-type="float" office:value="531418" table:style-name="ce46">
            <text:p>531.418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596314209185525" table:style-name="ce47">
            <text:p>91,6%</text:p>
          </table:table-cell>
          <table:table-cell office:value-type="percentage" office:value="0.80805104203730227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484" table:style-name="ce46">
            <text:p>162.484</text:p>
          </table:table-cell>
          <table:table-cell office:value-type="percentage" office:value="1.0185424319546657" table:style-name="ce47">
            <text:p>101,9%</text:p>
          </table:table-cell>
          <table:table-cell office:value-type="float" office:value="212871" table:style-name="ce46">
            <text:p>212.871</text:p>
          </table:table-cell>
          <table:table-cell office:value-type="percentage" office:value="0.98384681511882643" table:style-name="ce47">
            <text:p>98,4%</text:p>
          </table:table-cell>
          <table:table-cell office:value-type="float" office:value="274748" table:style-name="ce46">
            <text:p>274.748</text:p>
          </table:table-cell>
          <table:table-cell office:value-type="percentage" office:value="0.96686760767587621" table:style-name="ce47">
            <text:p>96,7%</text:p>
          </table:table-cell>
          <table:table-cell office:value-type="float" office:value="323216" table:style-name="ce46">
            <text:p>323.216</text:p>
          </table:table-cell>
          <table:table-cell office:value-type="percentage" office:value="0.95777068572630808" table:style-name="ce47">
            <text:p>95,8%</text:p>
          </table:table-cell>
          <table:table-cell office:value-type="float" office:value="320973" table:style-name="ce46">
            <text:p>320.973</text:p>
          </table:table-cell>
          <table:table-cell office:value-type="percentage" office:value="0.9221666130366829" table:style-name="ce47">
            <text:p>92,2%</text:p>
          </table:table-cell>
          <table:table-cell office:value-type="float" office:value="205148" table:style-name="ce46">
            <text:p>205.148</text:p>
          </table:table-cell>
          <table:table-cell office:value-type="percentage" office:value="0.86329034022766005" table:style-name="ce47">
            <text:p>86,3%</text:p>
          </table:table-cell>
          <table:table-cell office:value-type="float" office:value="168575" table:style-name="ce46">
            <text:p>168.575</text:p>
          </table:table-cell>
          <table:table-cell office:value-type="percentage" office:value="0.84619632055819094" table:style-name="ce47">
            <text:p>84,6%</text:p>
          </table:table-cell>
          <table:table-cell office:value-type="float" office:value="152462" table:style-name="ce46">
            <text:p>152.462</text:p>
          </table:table-cell>
          <table:table-cell office:value-type="percentage" office:value="0.88221644861327297" table:style-name="ce47">
            <text:p>88,2%</text:p>
          </table:table-cell>
          <table:table-cell office:value-type="float" office:value="1820477" table:style-name="ce46">
            <text:p>1.820.477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106978994534206" table:style-name="ce47">
            <text:p>93,1%</text:p>
          </table:table-cell>
          <table:table-cell office:value-type="percentage" office:value="0.83282416277354765" table:style-name="ce47">
            <text:p>83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1" table:style-name="ce46">
            <text:p>2.381</text:p>
          </table:table-cell>
          <table:table-cell office:value-type="percentage" office:value="0.83926683115967571" table:style-name="ce47">
            <text:p>83,9%</text:p>
          </table:table-cell>
          <table:table-cell office:value-type="float" office:value="3857" table:style-name="ce46">
            <text:p>3.857</text:p>
          </table:table-cell>
          <table:table-cell office:value-type="percentage" office:value="0.87579473206176206" table:style-name="ce47">
            <text:p>87,6%</text:p>
          </table:table-cell>
          <table:table-cell office:value-type="float" office:value="7554" table:style-name="ce46">
            <text:p>7.554</text:p>
          </table:table-cell>
          <table:table-cell office:value-type="percentage" office:value="0.90695161483971665" table:style-name="ce47">
            <text:p>90,7%</text:p>
          </table:table-cell>
          <table:table-cell office:value-type="float" office:value="10530" table:style-name="ce46">
            <text:p>10.530</text:p>
          </table:table-cell>
          <table:table-cell office:value-type="percentage" office:value="0.91113610798650169" table:style-name="ce47">
            <text:p>91,1%</text:p>
          </table:table-cell>
          <table:table-cell office:value-type="float" office:value="11051" table:style-name="ce46">
            <text:p>11.051</text:p>
          </table:table-cell>
          <table:table-cell office:value-type="percentage" office:value="0.8943109168892126" table:style-name="ce47">
            <text:p>89,4%</text:p>
          </table:table-cell>
          <table:table-cell office:value-type="float" office:value="9086" table:style-name="ce46">
            <text:p>9.086</text:p>
          </table:table-cell>
          <table:table-cell office:value-type="percentage" office:value="0.79708746381261519" table:style-name="ce47">
            <text:p>79,7%</text:p>
          </table:table-cell>
          <table:table-cell office:value-type="float" office:value="8818" table:style-name="ce46">
            <text:p>8.818</text:p>
          </table:table-cell>
          <table:table-cell office:value-type="percentage" office:value="0.81159687068568798" table:style-name="ce47">
            <text:p>81,2%</text:p>
          </table:table-cell>
          <table:table-cell office:value-type="float" office:value="8209" table:style-name="ce46">
            <text:p>8.209</text:p>
          </table:table-cell>
          <table:table-cell office:value-type="percentage" office:value="0.88449520525805414" table:style-name="ce47">
            <text:p>88,4%</text:p>
          </table:table-cell>
          <table:table-cell office:value-type="float" office:value="61486" table:style-name="ce46">
            <text:p>61.486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6564642610764619" table:style-name="ce47">
            <text:p>86,6%</text:p>
          </table:table-cell>
          <table:table-cell office:value-type="percentage" office:value="0.73620939449453404" table:style-name="ce47">
            <text:p>73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9" table:style-name="ce46">
            <text:p>2.049</text:p>
          </table:table-cell>
          <table:table-cell office:value-type="percentage" office:value="0.81600955794504182" table:style-name="ce47">
            <text:p>81,6%</text:p>
          </table:table-cell>
          <table:table-cell office:value-type="float" office:value="3362" table:style-name="ce46">
            <text:p>3.362</text:p>
          </table:table-cell>
          <table:table-cell office:value-type="percentage" office:value="0.88403891664475409" table:style-name="ce47">
            <text:p>88,4%</text:p>
          </table:table-cell>
          <table:table-cell office:value-type="float" office:value="7353" table:style-name="ce46">
            <text:p>7.353</text:p>
          </table:table-cell>
          <table:table-cell office:value-type="percentage" office:value="0.91855090568394748" table:style-name="ce47">
            <text:p>91,9%</text:p>
          </table:table-cell>
          <table:table-cell office:value-type="float" office:value="9966" table:style-name="ce46">
            <text:p>9.966</text:p>
          </table:table-cell>
          <table:table-cell office:value-type="percentage" office:value="0.92269234330154615" table:style-name="ce47">
            <text:p>92,3%</text:p>
          </table:table-cell>
          <table:table-cell office:value-type="float" office:value="10428" table:style-name="ce46">
            <text:p>10.428</text:p>
          </table:table-cell>
          <table:table-cell office:value-type="percentage" office:value="0.9546827794561934" table:style-name="ce47">
            <text:p>95,5%</text:p>
          </table:table-cell>
          <table:table-cell office:value-type="float" office:value="8881" table:style-name="ce46">
            <text:p>8.881</text:p>
          </table:table-cell>
          <table:table-cell office:value-type="percentage" office:value="0.81090211833455073" table:style-name="ce47">
            <text:p>81,1%</text:p>
          </table:table-cell>
          <table:table-cell office:value-type="float" office:value="8826" table:style-name="ce46">
            <text:p>8.826</text:p>
          </table:table-cell>
          <table:table-cell office:value-type="percentage" office:value="0.7549396972029766" table:style-name="ce47">
            <text:p>75,5%</text:p>
          </table:table-cell>
          <table:table-cell office:value-type="float" office:value="8108" table:style-name="ce46">
            <text:p>8.108</text:p>
          </table:table-cell>
          <table:table-cell office:value-type="percentage" office:value="0.84634655532359082" table:style-name="ce47">
            <text:p>84,6%</text:p>
          </table:table-cell>
          <table:table-cell office:value-type="float" office:value="58973" table:style-name="ce46">
            <text:p>58.973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387074092520433" table:style-name="ce47">
            <text:p>86,4%</text:p>
          </table:table-cell>
          <table:table-cell office:value-type="percentage" office:value="0.7018756992216324" table:style-name="ce47">
            <text:p>7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97" table:style-name="ce46">
            <text:p>3.597</text:p>
          </table:table-cell>
          <table:table-cell office:value-type="string" table:style-name="ce47">
            <text:p>-</text:p>
          </table:table-cell>
          <table:table-cell office:value-type="float" office:value="9513" table:style-name="ce46">
            <text:p>9.513</text:p>
          </table:table-cell>
          <table:table-cell office:value-type="string" table:style-name="ce47">
            <text:p>-</text:p>
          </table:table-cell>
          <table:table-cell office:value-type="float" office:value="22175" table:style-name="ce46">
            <text:p>22.175</text:p>
          </table:table-cell>
          <table:table-cell office:value-type="string" table:style-name="ce47">
            <text:p>-</text:p>
          </table:table-cell>
          <table:table-cell office:value-type="float" office:value="31943" table:style-name="ce46">
            <text:p>31.943</text:p>
          </table:table-cell>
          <table:table-cell office:value-type="string" table:style-name="ce47">
            <text:p>-</text:p>
          </table:table-cell>
          <table:table-cell office:value-type="float" office:value="23902" table:style-name="ce46">
            <text:p>23.902</text:p>
          </table:table-cell>
          <table:table-cell office:value-type="string" table:style-name="ce47">
            <text:p>-</text:p>
          </table:table-cell>
          <table:table-cell office:value-type="float" office:value="1259" table:style-name="ce46">
            <text:p>1.259</text:p>
          </table:table-cell>
          <table:table-cell office:value-type="string" table:style-name="ce47">
            <text:p>-</text:p>
          </table:table-cell>
          <table:table-cell office:value-type="float" office:value="92430" table:style-name="ce46">
            <text:p>92.43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81" table:style-name="ce49">
            <text:p>281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794" table:style-name="ce49">
            <text:p>1.794</text:p>
          </table:table-cell>
          <table:table-cell office:value-type="string" table:style-name="ce50">
            <text:p>-</text:p>
          </table:table-cell>
          <table:table-cell office:value-type="float" office:value="2206" table:style-name="ce49">
            <text:p>2.206</text:p>
          </table:table-cell>
          <table:table-cell office:value-type="string" table:style-name="ce50">
            <text:p>-</text:p>
          </table:table-cell>
          <table:table-cell office:value-type="float" office:value="1976" table:style-name="ce49">
            <text:p>1.976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43" table:style-name="ce49">
            <text:p>7.44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5720" table:style-name="ce53">
            <text:p>2.915.720</text:p>
          </table:table-cell>
          <table:table-cell office:value-type="percentage" office:value="1" table:style-name="ce54">
            <text:p>100,0%</text:p>
          </table:table-cell>
          <table:table-cell office:value-type="float" office:value="3936115" table:style-name="ce53">
            <text:p>3.936.115</text:p>
          </table:table-cell>
          <table:table-cell office:value-type="percentage" office:value="0.98480945769758976" table:style-name="ce54">
            <text:p>98,5%</text:p>
          </table:table-cell>
          <table:table-cell office:value-type="float" office:value="5258306" table:style-name="ce53">
            <text:p>5.258.306</text:p>
          </table:table-cell>
          <table:table-cell office:value-type="percentage" office:value="0.9547259634763221" table:style-name="ce54">
            <text:p>95,5%</text:p>
          </table:table-cell>
          <table:table-cell office:value-type="float" office:value="6687533" table:style-name="ce53">
            <text:p>6.687.533</text:p>
          </table:table-cell>
          <table:table-cell office:value-type="percentage" office:value="0.93798054171597911" table:style-name="ce54">
            <text:p>93,8%</text:p>
          </table:table-cell>
          <table:table-cell office:value-type="float" office:value="7000047" table:style-name="ce53">
            <text:p>7.000.047</text:p>
          </table:table-cell>
          <table:table-cell office:value-type="percentage" office:value="0.89551220907562268" table:style-name="ce54">
            <text:p>89,6%</text:p>
          </table:table-cell>
          <table:table-cell office:value-type="float" office:value="4947573" table:style-name="ce53">
            <text:p>4.947.573</text:p>
          </table:table-cell>
          <table:table-cell office:value-type="percentage" office:value="0.83264159326289711" table:style-name="ce54">
            <text:p>83,3%</text:p>
          </table:table-cell>
          <table:table-cell office:value-type="float" office:value="4044260" table:style-name="ce53">
            <text:p>4.044.260</text:p>
          </table:table-cell>
          <table:table-cell office:value-type="percentage" office:value="0.82123540872821277" table:style-name="ce54">
            <text:p>82,1%</text:p>
          </table:table-cell>
          <table:table-cell office:value-type="float" office:value="3411503" table:style-name="ce53">
            <text:p>3.411.503</text:p>
          </table:table-cell>
          <table:table-cell office:value-type="percentage" office:value="0.85630912142234283" table:style-name="ce54">
            <text:p>85,6%</text:p>
          </table:table-cell>
          <table:table-cell office:value-type="float" office:value="38201057" table:style-name="ce53">
            <text:p>38.201.057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555949073217512" table:style-name="ce54">
            <text:p>90,6%</text:p>
          </table:table-cell>
          <table:table-cell office:value-type="percentage" office:value="0.80595162774200313" table:style-name="ce54">
            <text:p>80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4">
            <text:p>Astrazeneca</text:p>
          </table:table-cell>
          <table:covered-table-cell/>
          <table:table-cell table:number-columns-repeated="16371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71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75640" table:style-name="ce60">
            <text:p>975.640</text:p>
          </table:table-cell>
          <table:table-cell office:value-type="percentage" office:value="0.90146643986173647" table:style-name="ce61">
            <text:p>90,1%</text:p>
          </table:table-cell>
          <table:table-cell office:value-type="float" office:value="792584" table:style-name="ce60">
            <text:p>792.584</text:p>
          </table:table-cell>
          <table:table-cell office:value-type="percentage" office:value="0.85322803587806972" table:style-name="ce61">
            <text:p>85,3%</text:p>
          </table:table-cell>
          <table:table-cell office:value-type="float" office:value="486449" table:style-name="ce60">
            <text:p>486.449</text:p>
          </table:table-cell>
          <table:table-cell office:value-type="percentage" office:value="0.39987357244964478" table:style-name="ce61">
            <text:p>40,0%</text:p>
          </table:table-cell>
          <table:table-cell office:value-type="float" office:value="170921" table:style-name="ce60">
            <text:p>170.921</text:p>
          </table:table-cell>
          <table:table-cell office:value-type="percentage" office:value="0.13602219380263847" table:style-name="ce61">
            <text:p>13,6%</text:p>
          </table:table-cell>
          <table:table-cell office:value-type="float" office:value="171336" table:style-name="ce60">
            <text:p>171.336</text:p>
          </table:table-cell>
          <table:table-cell office:value-type="percentage" office:value="0.53784868061703051" table:style-name="ce44">
            <text:p>53,8%</text:p>
          </table:table-cell>
          <table:table-cell office:value-type="float" office:value="578351" table:style-name="ce60">
            <text:p>578.351</text:p>
          </table:table-cell>
          <table:table-cell office:value-type="percentage" office:value="0.66794284123810876" table:style-name="ce44">
            <text:p>66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8516" table:style-name="ce7">
            <text:p>198.516</text:p>
          </table:table-cell>
          <table:table-cell office:value-type="percentage" office:value="0.90431027414108833" table:style-name="ce47">
            <text:p>90,4%</text:p>
          </table:table-cell>
          <table:table-cell office:value-type="float" office:value="132754" table:style-name="ce7">
            <text:p>132.754</text:p>
          </table:table-cell>
          <table:table-cell office:value-type="percentage" office:value="0.86157460589422585" table:style-name="ce47">
            <text:p>86,2%</text:p>
          </table:table-cell>
          <table:table-cell office:value-type="float" office:value="99068" table:style-name="ce7">
            <text:p>99.068</text:p>
          </table:table-cell>
          <table:table-cell office:value-type="percentage" office:value="0.53229168905413826" table:style-name="ce47">
            <text:p>53,2%</text:p>
          </table:table-cell>
          <table:table-cell office:value-type="float" office:value="50131" table:style-name="ce7">
            <text:p>50.131</text:p>
          </table:table-cell>
          <table:table-cell office:value-type="percentage" office:value="0.265482179738389" table:style-name="ce47">
            <text:p>26,5%</text:p>
          </table:table-cell>
          <table:table-cell office:value-type="float" office:value="33390" table:style-name="ce7">
            <text:p>33.390</text:p>
          </table:table-cell>
          <table:table-cell office:value-type="percentage" office:value="0.56848557078402995" table:style-name="ce47">
            <text:p>56,8%</text:p>
          </table:table-cell>
          <table:table-cell office:value-type="float" office:value="109288" table:style-name="ce7">
            <text:p>109.288</text:p>
          </table:table-cell>
          <table:table-cell office:value-type="percentage" office:value="0.80800851718223221" table:style-name="ce47">
            <text:p>80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0273" table:style-name="ce7">
            <text:p>190.273</text:p>
          </table:table-cell>
          <table:table-cell office:value-type="percentage" office:value="0.9400700582501248" table:style-name="ce47">
            <text:p>94,0%</text:p>
          </table:table-cell>
          <table:table-cell office:value-type="float" office:value="138937" table:style-name="ce7">
            <text:p>138.937</text:p>
          </table:table-cell>
          <table:table-cell office:value-type="percentage" office:value="0.9398239905839697" table:style-name="ce47">
            <text:p>94,0%</text:p>
          </table:table-cell>
          <table:table-cell office:value-type="float" office:value="137146" table:style-name="ce7">
            <text:p>137.146</text:p>
          </table:table-cell>
          <table:table-cell office:value-type="percentage" office:value="0.89697120321257828" table:style-name="ce47">
            <text:p>89,7%</text:p>
          </table:table-cell>
          <table:table-cell office:value-type="float" office:value="108970" table:style-name="ce7">
            <text:p>108.970</text:p>
          </table:table-cell>
          <table:table-cell office:value-type="percentage" office:value="0.72311622814293774" table:style-name="ce47">
            <text:p>72,3%</text:p>
          </table:table-cell>
          <table:table-cell office:value-type="float" office:value="40814" table:style-name="ce7">
            <text:p>40.814</text:p>
          </table:table-cell>
          <table:table-cell office:value-type="percentage" office:value="0.90140907283890637" table:style-name="ce47">
            <text:p>90,1%</text:p>
          </table:table-cell>
          <table:table-cell office:value-type="float" office:value="111890" table:style-name="ce7">
            <text:p>111.890</text:p>
          </table:table-cell>
          <table:table-cell office:value-type="percentage" office:value="0.95234447480189632" table:style-name="ce47">
            <text:p>95,2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2532" table:style-name="ce7">
            <text:p>112.532</text:p>
          </table:table-cell>
          <table:table-cell office:value-type="percentage" office:value="0.86121867968714128" table:style-name="ce47">
            <text:p>86,1%</text:p>
          </table:table-cell>
          <table:table-cell office:value-type="float" office:value="82597" table:style-name="ce7">
            <text:p>82.597</text:p>
          </table:table-cell>
          <table:table-cell office:value-type="percentage" office:value="0.7428522605653437" table:style-name="ce47">
            <text:p>74,3%</text:p>
          </table:table-cell>
          <table:table-cell office:value-type="float" office:value="76807" table:style-name="ce7">
            <text:p>76.807</text:p>
          </table:table-cell>
          <table:table-cell office:value-type="percentage" office:value="0.50638194069014619" table:style-name="ce47">
            <text:p>50,6%</text:p>
          </table:table-cell>
          <table:table-cell office:value-type="float" office:value="42167" table:style-name="ce7">
            <text:p>42.167</text:p>
          </table:table-cell>
          <table:table-cell office:value-type="percentage" office:value="0.24679847356838508" table:style-name="ce47">
            <text:p>24,7%</text:p>
          </table:table-cell>
          <table:table-cell office:value-type="float" office:value="27166" table:style-name="ce7">
            <text:p>27.166</text:p>
          </table:table-cell>
          <table:table-cell office:value-type="percentage" office:value="0.5337655958345614" table:style-name="ce47">
            <text:p>53,4%</text:p>
          </table:table-cell>
          <table:table-cell office:value-type="float" office:value="86888" table:style-name="ce7">
            <text:p>86.888</text:p>
          </table:table-cell>
          <table:table-cell office:value-type="percentage" office:value="0.72577223141048131" table:style-name="ce47">
            <text:p>72,6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2239" table:style-name="ce7">
            <text:p>212.239</text:p>
          </table:table-cell>
          <table:table-cell office:value-type="percentage" office:value="0.87174337173721073" table:style-name="ce47">
            <text:p>87,2%</text:p>
          </table:table-cell>
          <table:table-cell office:value-type="float" office:value="173907" table:style-name="ce7">
            <text:p>173.907</text:p>
          </table:table-cell>
          <table:table-cell office:value-type="percentage" office:value="0.78074129277293425" table:style-name="ce47">
            <text:p>78,1%</text:p>
          </table:table-cell>
          <table:table-cell office:value-type="float" office:value="184920" table:style-name="ce7">
            <text:p>184.920</text:p>
          </table:table-cell>
          <table:table-cell office:value-type="percentage" office:value="0.57607117712662226" table:style-name="ce47">
            <text:p>57,6%</text:p>
          </table:table-cell>
          <table:table-cell office:value-type="float" office:value="117121" table:style-name="ce7">
            <text:p>117.121</text:p>
          </table:table-cell>
          <table:table-cell office:value-type="percentage" office:value="0.36817188752495167" table:style-name="ce47">
            <text:p>36,8%</text:p>
          </table:table-cell>
          <table:table-cell office:value-type="float" office:value="88388" table:style-name="ce7">
            <text:p>88.388</text:p>
          </table:table-cell>
          <table:table-cell office:value-type="percentage" office:value="0.6589186005770048" table:style-name="ce47">
            <text:p>65,9%</text:p>
          </table:table-cell>
          <table:table-cell office:value-type="float" office:value="166490" table:style-name="ce7">
            <text:p>166.490</text:p>
          </table:table-cell>
          <table:table-cell office:value-type="percentage" office:value="0.74753053160919536" table:style-name="ce47">
            <text:p>74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1237" table:style-name="ce7">
            <text:p>91.237</text:p>
          </table:table-cell>
          <table:table-cell office:value-type="percentage" office:value="0.92915045725808099" table:style-name="ce47">
            <text:p>92,9%</text:p>
          </table:table-cell>
          <table:table-cell office:value-type="float" office:value="73040" table:style-name="ce7">
            <text:p>73.040</text:p>
          </table:table-cell>
          <table:table-cell office:value-type="percentage" office:value="0.95176044408537697" table:style-name="ce47">
            <text:p>95,2%</text:p>
          </table:table-cell>
          <table:table-cell office:value-type="float" office:value="60685" table:style-name="ce7">
            <text:p>60.685</text:p>
          </table:table-cell>
          <table:table-cell office:value-type="percentage" office:value="0.7178173903786329" table:style-name="ce47">
            <text:p>71,8%</text:p>
          </table:table-cell>
          <table:table-cell office:value-type="float" office:value="34350" table:style-name="ce7">
            <text:p>34.350</text:p>
          </table:table-cell>
          <table:table-cell office:value-type="percentage" office:value="0.38836378437047758" table:style-name="ce47">
            <text:p>38,8%</text:p>
          </table:table-cell>
          <table:table-cell office:value-type="float" office:value="19063" table:style-name="ce7">
            <text:p>19.063</text:p>
          </table:table-cell>
          <table:table-cell office:value-type="percentage" office:value="0.85939049679920654" table:style-name="ce47">
            <text:p>85,9%</text:p>
          </table:table-cell>
          <table:table-cell office:value-type="float" office:value="54349" table:style-name="ce7">
            <text:p>54.349</text:p>
          </table:table-cell>
          <table:table-cell office:value-type="percentage" office:value="0.91808844893408559" table:style-name="ce47">
            <text:p>91,8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4312" table:style-name="ce7">
            <text:p>444.312</text:p>
          </table:table-cell>
          <table:table-cell office:value-type="percentage" office:value="0.92875358489619475" table:style-name="ce47">
            <text:p>92,9%</text:p>
          </table:table-cell>
          <table:table-cell office:value-type="float" office:value="289494" table:style-name="ce7">
            <text:p>289.494</text:p>
          </table:table-cell>
          <table:table-cell office:value-type="percentage" office:value="0.89855855184743738" table:style-name="ce47">
            <text:p>89,9%</text:p>
          </table:table-cell>
          <table:table-cell office:value-type="float" office:value="268333" table:style-name="ce7">
            <text:p>268.333</text:p>
          </table:table-cell>
          <table:table-cell office:value-type="percentage" office:value="0.76055519653526527" table:style-name="ce47">
            <text:p>76,1%</text:p>
          </table:table-cell>
          <table:table-cell office:value-type="float" office:value="134080" table:style-name="ce7">
            <text:p>134.080</text:p>
          </table:table-cell>
          <table:table-cell office:value-type="percentage" office:value="0.41837766322595138" table:style-name="ce47">
            <text:p>41,8%</text:p>
          </table:table-cell>
          <table:table-cell office:value-type="float" office:value="79449" table:style-name="ce7">
            <text:p>79.449</text:p>
          </table:table-cell>
          <table:table-cell office:value-type="percentage" office:value="0.83112603565151899" table:style-name="ce47">
            <text:p>83,1%</text:p>
          </table:table-cell>
          <table:table-cell office:value-type="float" office:value="221658" table:style-name="ce7">
            <text:p>221.658</text:p>
          </table:table-cell>
          <table:table-cell office:value-type="percentage" office:value="0.91073739743531801" table:style-name="ce47">
            <text:p>91,1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9286" table:style-name="ce7">
            <text:p>269.286</text:p>
          </table:table-cell>
          <table:table-cell office:value-type="percentage" office:value="0.91079002374332851" table:style-name="ce47">
            <text:p>91,1%</text:p>
          </table:table-cell>
          <table:table-cell office:value-type="float" office:value="196010" table:style-name="ce7">
            <text:p>196.010</text:p>
          </table:table-cell>
          <table:table-cell office:value-type="percentage" office:value="0.89202091591311428" table:style-name="ce47">
            <text:p>89,2%</text:p>
          </table:table-cell>
          <table:table-cell office:value-type="float" office:value="182773" table:style-name="ce7">
            <text:p>182.773</text:p>
          </table:table-cell>
          <table:table-cell office:value-type="percentage" office:value="0.64760301881444216" table:style-name="ce47">
            <text:p>64,8%</text:p>
          </table:table-cell>
          <table:table-cell office:value-type="float" office:value="104780" table:style-name="ce7">
            <text:p>104.780</text:p>
          </table:table-cell>
          <table:table-cell office:value-type="percentage" office:value="0.37228505139438128" table:style-name="ce47">
            <text:p>37,2%</text:p>
          </table:table-cell>
          <table:table-cell office:value-type="float" office:value="62264" table:style-name="ce7">
            <text:p>62.264</text:p>
          </table:table-cell>
          <table:table-cell office:value-type="percentage" office:value="0.80541218777083579" table:style-name="ce47">
            <text:p>80,5%</text:p>
          </table:table-cell>
          <table:table-cell office:value-type="float" office:value="173809" table:style-name="ce7">
            <text:p>173.809</text:p>
          </table:table-cell>
          <table:table-cell office:value-type="percentage" office:value="0.84097737994435706" table:style-name="ce47">
            <text:p>84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52870" table:style-name="ce7">
            <text:p>952.870</text:p>
          </table:table-cell>
          <table:table-cell office:value-type="percentage" office:value="0.88889282762455057" table:style-name="ce47">
            <text:p>88,9%</text:p>
          </table:table-cell>
          <table:table-cell office:value-type="float" office:value="674297" table:style-name="ce7">
            <text:p>674.297</text:p>
          </table:table-cell>
          <table:table-cell office:value-type="percentage" office:value="0.84963862162121295" table:style-name="ce47">
            <text:p>85,0%</text:p>
          </table:table-cell>
          <table:table-cell office:value-type="float" office:value="641283" table:style-name="ce7">
            <text:p>641.283</text:p>
          </table:table-cell>
          <table:table-cell office:value-type="percentage" office:value="0.62178204957905214" table:style-name="ce47">
            <text:p>62,2%</text:p>
          </table:table-cell>
          <table:table-cell office:value-type="float" office:value="455321" table:style-name="ce7">
            <text:p>455.321</text:p>
          </table:table-cell>
          <table:table-cell office:value-type="percentage" office:value="0.39852622992143627" table:style-name="ce47">
            <text:p>39,9%</text:p>
          </table:table-cell>
          <table:table-cell office:value-type="float" office:value="190573" table:style-name="ce7">
            <text:p>190.573</text:p>
          </table:table-cell>
          <table:table-cell office:value-type="percentage" office:value="0.5486467578904336" table:style-name="ce47">
            <text:p>54,9%</text:p>
          </table:table-cell>
          <table:table-cell office:value-type="float" office:value="675049" table:style-name="ce7">
            <text:p>675.049</text:p>
          </table:table-cell>
          <table:table-cell office:value-type="percentage" office:value="0.84141217354019349" table:style-name="ce47">
            <text:p>84,1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77089" table:style-name="ce7">
            <text:p>677.089</text:p>
          </table:table-cell>
          <table:table-cell office:value-type="percentage" office:value="0.9321428620596135" table:style-name="ce47">
            <text:p>93,2%</text:p>
          </table:table-cell>
          <table:table-cell office:value-type="float" office:value="530793" table:style-name="ce7">
            <text:p>530.793</text:p>
          </table:table-cell>
          <table:table-cell office:value-type="percentage" office:value="0.93204154557985586" table:style-name="ce47">
            <text:p>93,2%</text:p>
          </table:table-cell>
          <table:table-cell office:value-type="float" office:value="449357" table:style-name="ce7">
            <text:p>449.357</text:p>
          </table:table-cell>
          <table:table-cell office:value-type="percentage" office:value="0.62899739922340647" table:style-name="ce47">
            <text:p>62,9%</text:p>
          </table:table-cell>
          <table:table-cell office:value-type="float" office:value="197957" table:style-name="ce7">
            <text:p>197.957</text:p>
          </table:table-cell>
          <table:table-cell office:value-type="percentage" office:value="0.26230448770611275" table:style-name="ce47">
            <text:p>26,2%</text:p>
          </table:table-cell>
          <table:table-cell office:value-type="float" office:value="176772" table:style-name="ce7">
            <text:p>176.772</text:p>
          </table:table-cell>
          <table:table-cell office:value-type="percentage" office:value="0.83769861767312259" table:style-name="ce47">
            <text:p>83,8%</text:p>
          </table:table-cell>
          <table:table-cell office:value-type="float" office:value="414040" table:style-name="ce7">
            <text:p>414.040</text:p>
          </table:table-cell>
          <table:table-cell office:value-type="percentage" office:value="0.8865725077728196" table:style-name="ce47">
            <text:p>88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048" table:style-name="ce7">
            <text:p>153.048</text:p>
          </table:table-cell>
          <table:table-cell office:value-type="percentage" office:value="0.88315435350871629" table:style-name="ce47">
            <text:p>88,3%</text:p>
          </table:table-cell>
          <table:table-cell office:value-type="float" office:value="120443" table:style-name="ce7">
            <text:p>120.443</text:p>
          </table:table-cell>
          <table:table-cell office:value-type="percentage" office:value="0.91017154084485752" table:style-name="ce47">
            <text:p>91,0%</text:p>
          </table:table-cell>
          <table:table-cell office:value-type="float" office:value="108408" table:style-name="ce7">
            <text:p>108.408</text:p>
          </table:table-cell>
          <table:table-cell office:value-type="percentage" office:value="0.67288605850697358" table:style-name="ce47">
            <text:p>67,3%</text:p>
          </table:table-cell>
          <table:table-cell office:value-type="float" office:value="44189" table:style-name="ce7">
            <text:p>44.189</text:p>
          </table:table-cell>
          <table:table-cell office:value-type="percentage" office:value="0.30393215536037305" table:style-name="ce47">
            <text:p>30,4%</text:p>
          </table:table-cell>
          <table:table-cell office:value-type="float" office:value="33692" table:style-name="ce7">
            <text:p>33.692</text:p>
          </table:table-cell>
          <table:table-cell office:value-type="percentage" office:value="0.84498282045494444" table:style-name="ce47">
            <text:p>84,5%</text:p>
          </table:table-cell>
          <table:table-cell office:value-type="float" office:value="87791" table:style-name="ce7">
            <text:p>87.791</text:p>
          </table:table-cell>
          <table:table-cell office:value-type="percentage" office:value="0.87049339626383215" table:style-name="ce47">
            <text:p>87,0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1660" table:style-name="ce7">
            <text:p>501.660</text:p>
          </table:table-cell>
          <table:table-cell office:value-type="percentage" office:value="0.94221898336664012" table:style-name="ce47">
            <text:p>94,2%</text:p>
          </table:table-cell>
          <table:table-cell office:value-type="float" office:value="327782" table:style-name="ce7">
            <text:p>327.782</text:p>
          </table:table-cell>
          <table:table-cell office:value-type="percentage" office:value="0.9444044278231406" table:style-name="ce47">
            <text:p>94,4%</text:p>
          </table:table-cell>
          <table:table-cell office:value-type="float" office:value="360364" table:style-name="ce7">
            <text:p>360.364</text:p>
          </table:table-cell>
          <table:table-cell office:value-type="percentage" office:value="0.92035714650566469" table:style-name="ce47">
            <text:p>92,0%</text:p>
          </table:table-cell>
          <table:table-cell office:value-type="float" office:value="338409" table:style-name="ce7">
            <text:p>338.409</text:p>
          </table:table-cell>
          <table:table-cell office:value-type="percentage" office:value="0.82703784623957066" table:style-name="ce47">
            <text:p>82,7%</text:p>
          </table:table-cell>
          <table:table-cell office:value-type="float" office:value="110414" table:style-name="ce7">
            <text:p>110.414</text:p>
          </table:table-cell>
          <table:table-cell office:value-type="percentage" office:value="0.89072999943529718" table:style-name="ce47">
            <text:p>89,1%</text:p>
          </table:table-cell>
          <table:table-cell office:value-type="float" office:value="296657" table:style-name="ce7">
            <text:p>296.657</text:p>
          </table:table-cell>
          <table:table-cell office:value-type="percentage" office:value="0.97388161371970339" table:style-name="ce47">
            <text:p>97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429" table:style-name="ce7">
            <text:p>47.429</text:p>
          </table:table-cell>
          <table:table-cell office:value-type="percentage" office:value="0.91402967816534975" table:style-name="ce47">
            <text:p>91,4%</text:p>
          </table:table-cell>
          <table:table-cell office:value-type="float" office:value="33277" table:style-name="ce7">
            <text:p>33.277</text:p>
          </table:table-cell>
          <table:table-cell office:value-type="percentage" office:value="0.87649475846810299" table:style-name="ce47">
            <text:p>87,6%</text:p>
          </table:table-cell>
          <table:table-cell office:value-type="float" office:value="24692" table:style-name="ce7">
            <text:p>24.692</text:p>
          </table:table-cell>
          <table:table-cell office:value-type="percentage" office:value="0.54647662889518411" table:style-name="ce47">
            <text:p>54,6%</text:p>
          </table:table-cell>
          <table:table-cell office:value-type="float" office:value="14336" table:style-name="ce7">
            <text:p>14.336</text:p>
          </table:table-cell>
          <table:table-cell office:value-type="percentage" office:value="0.30209672321146347" table:style-name="ce47">
            <text:p>30,2%</text:p>
          </table:table-cell>
          <table:table-cell office:value-type="float" office:value="12109" table:style-name="ce7">
            <text:p>12.109</text:p>
          </table:table-cell>
          <table:table-cell office:value-type="percentage" office:value="0.84856341976173788" table:style-name="ce47">
            <text:p>84,9%</text:p>
          </table:table-cell>
          <table:table-cell office:value-type="float" office:value="23366" table:style-name="ce7">
            <text:p>23.366</text:p>
          </table:table-cell>
          <table:table-cell office:value-type="percentage" office:value="0.78811386940097139" table:style-name="ce47">
            <text:p>78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88622" table:style-name="ce7">
            <text:p>788.622</text:p>
          </table:table-cell>
          <table:table-cell office:value-type="percentage" office:value="0.89231326269100864" table:style-name="ce47">
            <text:p>89,2%</text:p>
          </table:table-cell>
          <table:table-cell office:value-type="float" office:value="547808" table:style-name="ce7">
            <text:p>547.808</text:p>
          </table:table-cell>
          <table:table-cell office:value-type="percentage" office:value="0.80236223240336058" table:style-name="ce47">
            <text:p>80,2%</text:p>
          </table:table-cell>
          <table:table-cell office:value-type="float" office:value="555890" table:style-name="ce7">
            <text:p>555.890</text:p>
          </table:table-cell>
          <table:table-cell office:value-type="percentage" office:value="0.5896554394279635" table:style-name="ce47">
            <text:p>59,0%</text:p>
          </table:table-cell>
          <table:table-cell office:value-type="float" office:value="343841" table:style-name="ce7">
            <text:p>343.841</text:p>
          </table:table-cell>
          <table:table-cell office:value-type="percentage" office:value="0.33329423715933015" table:style-name="ce47">
            <text:p>33,3%</text:p>
          </table:table-cell>
          <table:table-cell office:value-type="float" office:value="165764" table:style-name="ce7">
            <text:p>165.764</text:p>
          </table:table-cell>
          <table:table-cell office:value-type="percentage" office:value="0.6929904139196742" table:style-name="ce47">
            <text:p>69,3%</text:p>
          </table:table-cell>
          <table:table-cell office:value-type="float" office:value="501595" table:style-name="ce7">
            <text:p>501.595</text:p>
          </table:table-cell>
          <table:table-cell office:value-type="percentage" office:value="0.75625697313270812" table:style-name="ce47">
            <text:p>75,6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4683" table:style-name="ce7">
            <text:p>154.683</text:p>
          </table:table-cell>
          <table:table-cell office:value-type="percentage" office:value="0.87727069072100639" table:style-name="ce47">
            <text:p>87,7%</text:p>
          </table:table-cell>
          <table:table-cell office:value-type="float" office:value="118655" table:style-name="ce7">
            <text:p>118.655</text:p>
          </table:table-cell>
          <table:table-cell office:value-type="percentage" office:value="0.81244393927982084" table:style-name="ce47">
            <text:p>81,2%</text:p>
          </table:table-cell>
          <table:table-cell office:value-type="float" office:value="117526" table:style-name="ce7">
            <text:p>117.526</text:p>
          </table:table-cell>
          <table:table-cell office:value-type="percentage" office:value="0.56675909627950716" table:style-name="ce47">
            <text:p>56,7%</text:p>
          </table:table-cell>
          <table:table-cell office:value-type="float" office:value="72468" table:style-name="ce7">
            <text:p>72.468</text:p>
          </table:table-cell>
          <table:table-cell office:value-type="percentage" office:value="0.31275031073056209" table:style-name="ce47">
            <text:p>31,3%</text:p>
          </table:table-cell>
          <table:table-cell office:value-type="float" office:value="46746" table:style-name="ce7">
            <text:p>46.746</text:p>
          </table:table-cell>
          <table:table-cell office:value-type="percentage" office:value="0.70094466936572197" table:style-name="ce47">
            <text:p>70,1%</text:p>
          </table:table-cell>
          <table:table-cell office:value-type="float" office:value="101442" table:style-name="ce7">
            <text:p>101.442</text:p>
          </table:table-cell>
          <table:table-cell office:value-type="percentage" office:value="0.76963696369636969" table:style-name="ce47">
            <text:p>77,0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737" table:style-name="ce7">
            <text:p>91.737</text:p>
          </table:table-cell>
          <table:table-cell office:value-type="percentage" office:value="0.9356908263805308" table:style-name="ce47">
            <text:p>93,6%</text:p>
          </table:table-cell>
          <table:table-cell office:value-type="float" office:value="67383" table:style-name="ce7">
            <text:p>67.383</text:p>
          </table:table-cell>
          <table:table-cell office:value-type="percentage" office:value="0.9351606411768788" table:style-name="ce47">
            <text:p>93,5%</text:p>
          </table:table-cell>
          <table:table-cell office:value-type="float" office:value="59914" table:style-name="ce7">
            <text:p>59.914</text:p>
          </table:table-cell>
          <table:table-cell office:value-type="percentage" office:value="0.65161451705874041" table:style-name="ce47">
            <text:p>65,2%</text:p>
          </table:table-cell>
          <table:table-cell office:value-type="float" office:value="36646" table:style-name="ce7">
            <text:p>36.646</text:p>
          </table:table-cell>
          <table:table-cell office:value-type="percentage" office:value="0.38329428499707136" table:style-name="ce47">
            <text:p>38,3%</text:p>
          </table:table-cell>
          <table:table-cell office:value-type="float" office:value="19511" table:style-name="ce7">
            <text:p>19.511</text:p>
          </table:table-cell>
          <table:table-cell office:value-type="percentage" office:value="0.81944561108777825" table:style-name="ce47">
            <text:p>81,9%</text:p>
          </table:table-cell>
          <table:table-cell office:value-type="float" office:value="58472" table:style-name="ce7">
            <text:p>58.472</text:p>
          </table:table-cell>
          <table:table-cell office:value-type="percentage" office:value="0.86775596218630813" table:style-name="ce47">
            <text:p>86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9330" table:style-name="ce7">
            <text:p>339.330</text:p>
          </table:table-cell>
          <table:table-cell office:value-type="percentage" office:value="0.90402419043305671" table:style-name="ce47">
            <text:p>90,4%</text:p>
          </table:table-cell>
          <table:table-cell office:value-type="float" office:value="240075" table:style-name="ce7">
            <text:p>240.075</text:p>
          </table:table-cell>
          <table:table-cell office:value-type="percentage" office:value="0.87380071920450741" table:style-name="ce47">
            <text:p>87,4%</text:p>
          </table:table-cell>
          <table:table-cell office:value-type="float" office:value="221429" table:style-name="ce7">
            <text:p>221.429</text:p>
          </table:table-cell>
          <table:table-cell office:value-type="percentage" office:value="0.68508056531854855" table:style-name="ce47">
            <text:p>68,5%</text:p>
          </table:table-cell>
          <table:table-cell office:value-type="float" office:value="112472" table:style-name="ce7">
            <text:p>112.472</text:p>
          </table:table-cell>
          <table:table-cell office:value-type="percentage" office:value="0.35040953600458608" table:style-name="ce47">
            <text:p>35,0%</text:p>
          </table:table-cell>
          <table:table-cell office:value-type="float" office:value="77447" table:style-name="ce7">
            <text:p>77.447</text:p>
          </table:table-cell>
          <table:table-cell office:value-type="percentage" office:value="0.78234824684573656" table:style-name="ce47">
            <text:p>78,2%</text:p>
          </table:table-cell>
          <table:table-cell office:value-type="float" office:value="186392" table:style-name="ce7">
            <text:p>186.392</text:p>
          </table:table-cell>
          <table:table-cell office:value-type="percentage" office:value="0.84391823059334892" table:style-name="ce47">
            <text:p>84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139" table:style-name="ce7">
            <text:p>5.139</text:p>
          </table:table-cell>
          <table:table-cell office:value-type="percentage" office:value="0.82382173773645395" table:style-name="ce47">
            <text:p>82,4%</text:p>
          </table:table-cell>
          <table:table-cell office:value-type="float" office:value="5988" table:style-name="ce7">
            <text:p>5.988</text:p>
          </table:table-cell>
          <table:table-cell office:value-type="percentage" office:value="0.79269261318506756" table:style-name="ce47">
            <text:p>79,3%</text:p>
          </table:table-cell>
          <table:table-cell office:value-type="float" office:value="5916" table:style-name="ce7">
            <text:p>5.916</text:p>
          </table:table-cell>
          <table:table-cell office:value-type="percentage" office:value="0.56182336182336179" table:style-name="ce47">
            <text:p>56,2%</text:p>
          </table:table-cell>
          <table:table-cell office:value-type="float" office:value="4520" table:style-name="ce7">
            <text:p>4.520</text:p>
          </table:table-cell>
          <table:table-cell office:value-type="percentage" office:value="0.40901275902633244" table:style-name="ce47">
            <text:p>40,9%</text:p>
          </table:table-cell>
          <table:table-cell office:value-type="float" office:value="1331" table:style-name="ce7">
            <text:p>1.331</text:p>
          </table:table-cell>
          <table:table-cell office:value-type="percentage" office:value="0.35885683472634133" table:style-name="ce47">
            <text:p>35,9%</text:p>
          </table:table-cell>
          <table:table-cell office:value-type="float" office:value="6886" table:style-name="ce7">
            <text:p>6.886</text:p>
          </table:table-cell>
          <table:table-cell office:value-type="percentage" office:value="0.79782180512107514" table:style-name="ce47">
            <text:p>79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081" table:style-name="ce7">
            <text:p>4.081</text:p>
          </table:table-cell>
          <table:table-cell office:value-type="percentage" office:value="0.75420439844760667" table:style-name="ce47">
            <text:p>75,4%</text:p>
          </table:table-cell>
          <table:table-cell office:value-type="float" office:value="4896" table:style-name="ce7">
            <text:p>4.896</text:p>
          </table:table-cell>
          <table:table-cell office:value-type="percentage" office:value="0.66585067319461444" table:style-name="ce47">
            <text:p>66,6%</text:p>
          </table:table-cell>
          <table:table-cell office:value-type="float" office:value="5878" table:style-name="ce7">
            <text:p>5.878</text:p>
          </table:table-cell>
          <table:table-cell office:value-type="percentage" office:value="0.58980533814970904" table:style-name="ce47">
            <text:p>59,0%</text:p>
          </table:table-cell>
          <table:table-cell office:value-type="float" office:value="4894" table:style-name="ce7">
            <text:p>4.894</text:p>
          </table:table-cell>
          <table:table-cell office:value-type="percentage" office:value="0.46931338703490605" table:style-name="ce47">
            <text:p>46,9%</text:p>
          </table:table-cell>
          <table:table-cell office:value-type="float" office:value="1203" table:style-name="ce7">
            <text:p>1.203</text:p>
          </table:table-cell>
          <table:table-cell office:value-type="percentage" office:value="0.26822742474916389" table:style-name="ce47">
            <text:p>26,8%</text:p>
          </table:table-cell>
          <table:table-cell office:value-type="float" office:value="5849" table:style-name="ce7">
            <text:p>5.849</text:p>
          </table:table-cell>
          <table:table-cell office:value-type="percentage" office:value="0.8235708251196846" table:style-name="ce47">
            <text:p>82,4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1" table:style-name="ce7">
            <text:p>11</text:p>
          </table:table-cell>
          <table:table-cell office:value-type="percentage" office:value="0.26829268292682928" table:style-name="ce47">
            <text:p>26,8%</text:p>
          </table:table-cell>
          <table:table-cell office:value-type="float" office:value="2382" table:style-name="ce7">
            <text:p>2.382</text:p>
          </table:table-cell>
          <table:table-cell office:value-type="percentage" office:value="0.66221851542952459" table:style-name="ce47">
            <text:p>66,2%</text:p>
          </table:table-cell>
          <table:table-cell office:value-type="float" office:value="6175" table:style-name="ce7">
            <text:p>6.175</text:p>
          </table:table-cell>
          <table:table-cell office:value-type="percentage" office:value="0.64911174182697362" table:style-name="ce47">
            <text:p>64,9%</text:p>
          </table:table-cell>
          <table:table-cell office:value-type="float" office:value="13162" table:style-name="ce7">
            <text:p>13.162</text:p>
          </table:table-cell>
          <table:table-cell office:value-type="percentage" office:value="0.59355129650507332" table:style-name="ce47">
            <text:p>59,4%</text:p>
          </table:table-cell>
          <table:table-cell office:value-type="float" office:value="1064" table:style-name="ce7">
            <text:p>1.064</text:p>
          </table:table-cell>
          <table:table-cell office:value-type="percentage" office:value="0.83977900552486184" table:style-name="ce47">
            <text:p>84,0%</text:p>
          </table:table-cell>
          <table:table-cell office:value-type="float" office:value="18324" table:style-name="ce7">
            <text:p>18.324</text:p>
          </table:table-cell>
          <table:table-cell office:value-type="percentage" office:value="0.33969189700239144" table:style-name="ce47">
            <text:p>34,0%</text:p>
          </table:table-cell>
          <table:table-cell table:number-columns-repeated="16371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3" table:style-name="ce7">
            <text:p>13</text:p>
          </table:table-cell>
          <table:table-cell office:value-type="percentage" office:value="0.16883116883116883" table:style-name="ce50">
            <text:p>16,9%</text:p>
          </table:table-cell>
          <table:table-cell office:value-type="float" office:value="131" table:style-name="ce7">
            <text:p>131</text:p>
          </table:table-cell>
          <table:table-cell office:value-type="percentage" office:value="0.46619217081850534" table:style-name="ce50">
            <text:p>46,6%</text:p>
          </table:table-cell>
          <table:table-cell office:value-type="float" office:value="272" table:style-name="ce7">
            <text:p>272</text:p>
          </table:table-cell>
          <table:table-cell office:value-type="percentage" office:value="0.31336405529953915" table:style-name="ce50">
            <text:p>31,3%</text:p>
          </table:table-cell>
          <table:table-cell office:value-type="float" office:value="310" table:style-name="ce7">
            <text:p>310</text:p>
          </table:table-cell>
          <table:table-cell office:value-type="percentage" office:value="0.17279821627647715" table:style-name="ce50">
            <text:p>17,3%</text:p>
          </table:table-cell>
          <table:table-cell office:value-type="float" office:value="446" table:style-name="ce7">
            <text:p>446</text:p>
          </table:table-cell>
          <table:table-cell office:value-type="percentage" office:value="0.10049571879224876" table:style-name="ce50">
            <text:p>10,0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09747" table:style-name="ce65">
            <text:p>6.209.747</text:p>
          </table:table-cell>
          <table:table-cell office:value-type="percentage" office:value="0.90628962898260101" table:style-name="ce66">
            <text:p>90,63%</text:p>
          </table:table-cell>
          <table:table-cell office:value-type="float" office:value="4553233" table:style-name="ce65">
            <text:p>4.553.233</text:p>
          </table:table-cell>
          <table:table-cell office:value-type="percentage" office:value="0.86591252011579389" table:style-name="ce66">
            <text:p>86,59%</text:p>
          </table:table-cell>
          <table:table-cell office:value-type="float" office:value="4053285" table:style-name="ce65">
            <text:p>4.053.285</text:p>
          </table:table-cell>
          <table:table-cell office:value-type="percentage" office:value="0.60609570076140185" table:style-name="ce66">
            <text:p>60,61%</text:p>
          </table:table-cell>
          <table:table-cell office:value-type="float" office:value="2401045" table:style-name="ce65">
            <text:p>2.401.045</text:p>
          </table:table-cell>
          <table:table-cell office:value-type="percentage" office:value="0.3430041255437285" table:style-name="ce66">
            <text:p>34,30%</text:p>
          </table:table-cell>
          <table:table-cell office:value-type="float" office:value="1358942" table:style-name="ce65">
            <text:p>1.358.942</text:p>
          </table:table-cell>
          <table:table-cell office:value-type="percentage" office:value="0.68572654036447489" table:style-name="ce66">
            <text:p>68,57%</text:p>
          </table:table-cell>
          <table:table-cell office:value-type="float" office:value="3878586" table:style-name="ce65">
            <text:p>3.878.586</text:p>
          </table:table-cell>
          <table:table-cell office:value-type="percentage" office:value="0.80340194912570218" table:style-name="ce66">
            <text:p>80,34%</text:p>
          </table:table-cell>
          <table:table-cell table:number-columns-repeated="1637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Población a vacunar 5-11 años</text:p>
          </table:table-cell>
          <table:table-cell office:value-type="string" table:number-columns-spanned="1" table:number-rows-spanned="2" table:style-name="ce92">
            <text:p>Nº Personas con al menos 1 dosis</text:p>
          </table:table-cell>
          <table:table-cell office:value-type="string" table:number-columns-spanned="1" table:number-rows-spanned="2" table:style-name="ce92">
            <text:p>% Personas con al menos 1 dosis</text:p>
          </table:table-cell>
          <table:table-cell office:value-type="string" table:number-columns-spanned="1" table:number-rows-spanned="2" table:style-name="ce92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5">
            <text:p>Andalucía</text:p>
          </table:table-cell>
          <table:table-cell office:value-type="float" office:value="625633" table:style-name="ce76">
            <text:p>625.633</text:p>
          </table:table-cell>
          <table:table-cell office:value-type="float" office:value="234019" table:style-name="ce76">
            <text:p>234.019</text:p>
          </table:table-cell>
          <table:table-cell office:value-type="percentage" office:value="0.37405156057944516" table:style-name="ce77">
            <text:p>37,41%</text:p>
          </table:table-cell>
          <table:table-cell office:value-type="date" office:date-value="2022-01-18T00:00:00" table:style-name="ce78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ragón</text:p>
          </table:table-cell>
          <table:table-cell office:value-type="float" office:value="89551" table:style-name="ce80">
            <text:p>89.551</text:p>
          </table:table-cell>
          <table:table-cell office:value-type="float" office:value="45077" table:style-name="ce80">
            <text:p>45.077</text:p>
          </table:table-cell>
          <table:table-cell office:value-type="percentage" office:value="0.50336679657401928" table:style-name="ce81">
            <text:p>50,34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sturias<text:s/></text:p>
          </table:table-cell>
          <table:table-cell office:value-type="float" office:value="53486" table:style-name="ce80">
            <text:p>53.486</text:p>
          </table:table-cell>
          <table:table-cell office:value-type="float" office:value="36075" table:style-name="ce80">
            <text:p>36.075</text:p>
          </table:table-cell>
          <table:table-cell office:value-type="percentage" office:value="0.67447556369891182" table:style-name="ce81">
            <text:p>67,45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Baleares</text:p>
          </table:table-cell>
          <table:table-cell office:value-type="float" office:value="84404" table:style-name="ce80">
            <text:p>84.404</text:p>
          </table:table-cell>
          <table:table-cell office:value-type="float" office:value="24708" table:style-name="ce80">
            <text:p>24.708</text:p>
          </table:table-cell>
          <table:table-cell office:value-type="percentage" office:value="0.29273494147196816" table:style-name="ce81">
            <text:p>29,27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arias</text:p>
          </table:table-cell>
          <table:table-cell office:value-type="float" office:value="133490" table:style-name="ce80">
            <text:p>133.490</text:p>
          </table:table-cell>
          <table:table-cell office:value-type="float" office:value="60576" table:style-name="ce80">
            <text:p>60.576</text:p>
          </table:table-cell>
          <table:table-cell office:value-type="percentage" office:value="0.45378680050940146" table:style-name="ce81">
            <text:p>45,38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tabria</text:p>
          </table:table-cell>
          <table:table-cell office:value-type="float" office:value="36806" table:style-name="ce80">
            <text:p>36.806</text:p>
          </table:table-cell>
          <table:table-cell office:value-type="float" office:value="21620" table:style-name="ce80">
            <text:p>21.620</text:p>
          </table:table-cell>
          <table:table-cell office:value-type="percentage" office:value="0.58740422757159161" table:style-name="ce81">
            <text:p>58,74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stilla y León</text:p>
          </table:table-cell>
          <table:table-cell office:value-type="float" office:value="136938" table:style-name="ce80">
            <text:p>136.938</text:p>
          </table:table-cell>
          <table:table-cell office:value-type="float" office:value="86348" table:style-name="ce80">
            <text:p>86.348</text:p>
          </table:table-cell>
          <table:table-cell office:value-type="percentage" office:value="0.63056273642086202" table:style-name="ce81">
            <text:p>63,06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Castilla - La Mancha</text:p>
          </table:table-cell>
          <table:table-cell office:value-type="float" office:value="147544" table:style-name="ce80">
            <text:p>147.544</text:p>
          </table:table-cell>
          <table:table-cell office:value-type="float" office:value="78118" table:style-name="ce80">
            <text:p>78.118</text:p>
          </table:table-cell>
          <table:table-cell office:value-type="percentage" office:value="0.52945562001843516" table:style-name="ce81">
            <text:p>52,95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taluña</text:p>
          </table:table-cell>
          <table:table-cell office:value-type="float" office:value="559033" table:style-name="ce80">
            <text:p>559.033</text:p>
          </table:table-cell>
          <table:table-cell office:value-type="float" office:value="202250" table:style-name="ce80">
            <text:p>202.250</text:p>
          </table:table-cell>
          <table:table-cell office:value-type="percentage" office:value="0.36178544021551501" table:style-name="ce81">
            <text:p>36,18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. Valenciana</text:p>
          </table:table-cell>
          <table:table-cell office:value-type="float" office:value="352220" table:style-name="ce80">
            <text:p>352.220</text:p>
          </table:table-cell>
          <table:table-cell office:value-type="float" office:value="181334" table:style-name="ce80">
            <text:p>181.334</text:p>
          </table:table-cell>
          <table:table-cell office:value-type="percentage" office:value="0.51483163931633635" table:style-name="ce81">
            <text:p>51,48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Extremadura</text:p>
          </table:table-cell>
          <table:table-cell office:value-type="float" office:value="67546" table:style-name="ce80">
            <text:p>67.546</text:p>
          </table:table-cell>
          <table:table-cell office:value-type="float" office:value="40769" table:style-name="ce80">
            <text:p>40.769</text:p>
          </table:table-cell>
          <table:table-cell office:value-type="percentage" office:value="0.60357386077635977" table:style-name="ce81">
            <text:p>60,36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Galicia*</text:p>
          </table:table-cell>
          <table:table-cell office:value-type="float" office:value="153059" table:style-name="ce80">
            <text:p>153.059</text:p>
          </table:table-cell>
          <table:table-cell office:value-type="float" office:value="123706" table:style-name="ce80">
            <text:p>123.706</text:p>
          </table:table-cell>
          <table:table-cell office:value-type="percentage" office:value="0.8082242795261958" table:style-name="ce81">
            <text:p>80,82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La Rioja</text:p>
          </table:table-cell>
          <table:table-cell office:value-type="float" office:value="21936" table:style-name="ce80">
            <text:p>21.936</text:p>
          </table:table-cell>
          <table:table-cell office:value-type="float" office:value="12084" table:style-name="ce80">
            <text:p>12.084</text:p>
          </table:table-cell>
          <table:table-cell office:value-type="percentage" office:value="0.55087527352297594" table:style-name="ce81">
            <text:p>55,09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adrid</text:p>
          </table:table-cell>
          <table:table-cell office:value-type="float" office:value="491254" table:style-name="ce80">
            <text:p>491.254</text:p>
          </table:table-cell>
          <table:table-cell office:value-type="float" office:value="205885" table:style-name="ce80">
            <text:p>205.885</text:p>
          </table:table-cell>
          <table:table-cell office:value-type="percentage" office:value="0.41910091317322606" table:style-name="ce81">
            <text:p>41,91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urcia<text:s text:c="2"/></text:p>
          </table:table-cell>
          <table:table-cell office:value-type="float" office:value="120647" table:style-name="ce80">
            <text:p>120.647</text:p>
          </table:table-cell>
          <table:table-cell office:value-type="float" office:value="59016" table:style-name="ce80">
            <text:p>59.016</text:p>
          </table:table-cell>
          <table:table-cell office:value-type="percentage" office:value="0.48916259832403625" table:style-name="ce81">
            <text:p>48,92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Navarra<text:s/></text:p>
          </table:table-cell>
          <table:table-cell office:value-type="float" office:value="48816" table:style-name="ce80">
            <text:p>48.816</text:p>
          </table:table-cell>
          <table:table-cell office:value-type="float" office:value="23634" table:style-name="ce80">
            <text:p>23.634</text:p>
          </table:table-cell>
          <table:table-cell office:value-type="percentage" office:value="0.48414454277286134" table:style-name="ce81">
            <text:p>48,41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País Vasco</text:p>
          </table:table-cell>
          <table:table-cell office:value-type="float" office:value="147320" table:style-name="ce80">
            <text:p>147.320</text:p>
          </table:table-cell>
          <table:table-cell office:value-type="float" office:value="75088" table:style-name="ce80">
            <text:p>75.088</text:p>
          </table:table-cell>
          <table:table-cell office:value-type="percentage" office:value="0.50969318490361115" table:style-name="ce81">
            <text:p>50,97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euta</text:p>
          </table:table-cell>
          <table:table-cell office:value-type="float" office:value="7952" table:style-name="ce80">
            <text:p>7.952</text:p>
          </table:table-cell>
          <table:table-cell office:value-type="float" office:value="2573" table:style-name="ce80">
            <text:p>2.573</text:p>
          </table:table-cell>
          <table:table-cell office:value-type="percentage" office:value="0.32356639839034207" table:style-name="ce81">
            <text:p>32,36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elilla</text:p>
          </table:table-cell>
          <table:table-cell office:value-type="float" office:value="9776" table:style-name="ce80">
            <text:p>9.776</text:p>
          </table:table-cell>
          <table:table-cell office:value-type="float" office:value="2742" table:style-name="ce80">
            <text:p>2.742</text:p>
          </table:table-cell>
          <table:table-cell office:value-type="percentage" office:value="0.28048281505728312" table:style-name="ce81">
            <text:p>28,05%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Fuerzas Armadas*</text:p>
          </table:table-cell>
          <table:table-cell office:value-type="string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2-01-18T00:00:00" table:style-name="ce82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85">
            <text:p>-</text:p>
          </table:table-cell>
          <table:table-cell office:value-type="float" office:value="0" table:style-name="ce85">
            <text:p>0</text:p>
          </table:table-cell>
          <table:table-cell office:value-type="string" table:style-name="ce85">
            <text:p>-</text:p>
          </table:table-cell>
          <table:table-cell office:value-type="date" office:date-value="2022-01-18T00:00:00" table:style-name="ce86">
            <text:p>1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7">
            <text:p>Totales</text:p>
          </table:table-cell>
          <table:table-cell office:value-type="float" office:value="3287411" table:style-name="ce88">
            <text:p>3.287.411</text:p>
          </table:table-cell>
          <table:table-cell office:value-type="float" office:value="1515622" table:style-name="ce88">
            <text:p>1.515.622</text:p>
          </table:table-cell>
          <table:table-cell office:value-type="percentage" office:value="0.46103818475998287" table:style-name="ce89">
            <text:p>46,10%</text:p>
          </table:table-cell>
          <table:table-cell table:style-name="ce90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19T15:14:10Z</dc:date>
  </office:meta>
</office:document-meta>
</file>